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0402in" style:contextual-spacing="false" fo:text-align="justify" style:justify-single-word="false" fo:hyphenation-ladder-count="no-limit"/>
      <style:text-properties fo:font-size="12pt" fo:font-weight="normal" officeooo:rsid="001eafdd" officeooo:paragraph-rsid="001eafdd" style:font-size-asian="10.5pt" style:font-weight-asian="normal" style:font-size-complex="12pt" style:font-weight-complex="normal" fo:hyphenate="true" fo:hyphenation-remain-char-count="2" fo:hyphenation-push-char-count="2"/>
    </style:style>
    <style:style style:name="P2" style:family="paragraph" style:parent-style-name="Standard">
      <style:paragraph-properties fo:margin-top="0in" fo:margin-bottom="0.0402in" style:contextual-spacing="false" fo:text-align="center" style:justify-single-word="false" fo:hyphenation-ladder-count="no-limit"/>
      <style:text-properties fo:color="#000000" fo:font-size="14pt" fo:font-weight="bold" officeooo:rsid="001eafdd" officeooo:paragraph-rsid="002d5b1e" style:font-size-asian="14pt" style:language-asian="da" style:country-asian="DK" style:font-weight-asian="bold" style:font-size-complex="14pt" style:font-weight-complex="bold" fo:hyphenate="true" fo:hyphenation-remain-char-count="2" fo:hyphenation-push-char-count="2"/>
    </style:style>
    <style:style style:name="P3" style:family="paragraph" style:parent-style-name="Standard">
      <style:paragraph-properties fo:margin-top="0in" fo:margin-bottom="0.0402in" style:contextual-spacing="false" fo:text-align="center" style:justify-single-word="false"/>
      <style:text-properties fo:color="#000000"/>
    </style:style>
    <style:style style:name="P4" style:family="paragraph" style:parent-style-name="Standard">
      <style:paragraph-properties fo:margin-top="0in" fo:margin-bottom="0.0402in" style:contextual-spacing="false" fo:text-align="center" style:justify-single-word="false"/>
      <style:text-properties fo:color="#000000" style:text-position="super 58%" style:language-asian="da" style:country-asian="DK"/>
    </style:style>
    <style:style style:name="P5" style:family="paragraph" style:parent-style-name="Standard">
      <style:paragraph-properties fo:margin-top="0in" fo:margin-bottom="0.0402in" style:contextual-spacing="false"/>
      <style:text-properties fo:color="#000000" fo:font-size="10pt" style:font-size-asian="10pt" style:language-asian="da" style:country-asian="DK" style:font-size-complex="10pt"/>
    </style:style>
    <style:style style:name="P6" style:family="paragraph" style:parent-style-name="Standard">
      <style:paragraph-properties fo:margin-top="0in" fo:margin-bottom="0.0402in" style:contextual-spacing="false" fo:text-align="start" style:justify-single-word="false" fo:hyphenation-ladder-count="no-limit"/>
      <style:text-properties fo:color="#000000" fo:font-size="10pt" fo:font-weight="normal" officeooo:rsid="001eafdd" officeooo:paragraph-rsid="002d5b1e" style:font-size-asian="10pt" style:language-asian="da" style:country-asian="DK" style:font-weight-asian="normal" style:font-size-complex="10pt" style:font-weight-complex="normal" fo:hyphenate="true" fo:hyphenation-remain-char-count="2" fo:hyphenation-push-char-count="2"/>
    </style:style>
    <style:style style:name="P7"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2cdcc3" officeooo:paragraph-rsid="002cdcc3" style:font-size-asian="10.5pt" style:font-weight-asian="bold" style:font-size-complex="12pt" style:font-weight-complex="bold" fo:hyphenate="true" fo:hyphenation-remain-char-count="2" fo:hyphenation-push-char-count="2"/>
    </style:style>
    <style:style style:name="P8"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1eafdd" officeooo:paragraph-rsid="002cdcc3" style:font-size-asian="10.5pt" style:font-weight-asian="bold" style:font-size-complex="12pt" style:font-weight-complex="bold" fo:hyphenate="true" fo:hyphenation-remain-char-count="2" fo:hyphenation-push-char-count="2"/>
    </style:style>
    <style:style style:name="P9"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1eafdd" officeooo:paragraph-rsid="001eafdd" style:font-size-asian="10.5pt" style:font-weight-asian="bold" style:font-size-complex="12pt" style:font-weight-complex="bold" fo:hyphenate="true" fo:hyphenation-remain-char-count="2" fo:hyphenation-push-char-count="2"/>
    </style:style>
    <style:style style:name="P10"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233600" officeooo:paragraph-rsid="00233600" style:font-size-asian="10.5pt" style:font-weight-asian="bold" style:font-size-complex="12pt" style:font-weight-complex="bold" fo:hyphenate="true" fo:hyphenation-remain-char-count="2" fo:hyphenation-push-char-count="2"/>
    </style:style>
    <style:style style:name="P11"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252eab" officeooo:paragraph-rsid="00252eab" style:font-size-asian="10.5pt" style:font-weight-asian="bold" style:font-size-complex="12pt" style:font-weight-complex="bold" fo:hyphenate="true" fo:hyphenation-remain-char-count="2" fo:hyphenation-push-char-count="2"/>
    </style:style>
    <style:style style:name="P12"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304b3f" officeooo:paragraph-rsid="00304b3f" style:font-size-asian="10.5pt" style:font-weight-asian="bold" style:font-size-complex="12pt" style:font-weight-complex="bold" fo:hyphenate="true" fo:hyphenation-remain-char-count="2" fo:hyphenation-push-char-count="2"/>
    </style:style>
    <style:style style:name="P13"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26415e" officeooo:paragraph-rsid="0026415e" style:font-size-asian="10.5pt" style:font-weight-asian="bold" style:font-size-complex="12pt" style:font-weight-complex="bold" fo:hyphenate="true" fo:hyphenation-remain-char-count="2" fo:hyphenation-push-char-count="2"/>
    </style:style>
    <style:style style:name="P14"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26415e" officeooo:paragraph-rsid="002af1d2" style:font-size-asian="10.5pt" style:font-weight-asian="bold" style:font-size-complex="12pt" style:font-weight-complex="bold" fo:hyphenate="true" fo:hyphenation-remain-char-count="2" fo:hyphenation-push-char-count="2"/>
    </style:style>
    <style:style style:name="P15"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384205" officeooo:paragraph-rsid="002af1d2" style:font-size-asian="10.5pt" style:font-weight-asian="bold" style:font-size-complex="12pt" style:font-weight-complex="bold" fo:hyphenate="true" fo:hyphenation-remain-char-count="2" fo:hyphenation-push-char-count="2"/>
    </style:style>
    <style:style style:name="P16"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bold" officeooo:rsid="00243026" officeooo:paragraph-rsid="002af1d2" style:font-size-asian="10.5pt" style:font-weight-asian="bold" style:font-size-complex="12pt" style:font-weight-complex="bold" fo:hyphenate="true" fo:hyphenation-remain-char-count="2" fo:hyphenation-push-char-count="2"/>
    </style:style>
    <style:style style:name="P17" style:family="paragraph" style:parent-style-name="Standard">
      <style:paragraph-properties fo:margin-top="0in" fo:margin-bottom="0.0402in" style:contextual-spacing="false" fo:text-align="start" style:justify-single-word="false" fo:hyphenation-ladder-count="no-limit"/>
      <style:text-properties fo:color="#000000" fo:font-size="12pt" fo:font-weight="bold" officeooo:rsid="003385ce" officeooo:paragraph-rsid="003385ce" style:font-size-asian="10.5pt" style:font-weight-asian="bold" style:font-size-complex="12pt" style:font-weight-complex="bold" fo:hyphenate="false" fo:hyphenation-remain-char-count="2" fo:hyphenation-push-char-count="2"/>
    </style:style>
    <style:style style:name="P18"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1eafdd" officeooo:paragraph-rsid="001eafdd" style:font-size-asian="10.5pt" style:font-weight-asian="normal" style:font-size-complex="12pt" style:font-weight-complex="normal" fo:hyphenate="true" fo:hyphenation-remain-char-count="2" fo:hyphenation-push-char-count="2"/>
    </style:style>
    <style:style style:name="P19"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1eafdd" officeooo:paragraph-rsid="004b9c24" style:font-size-asian="10.5pt" style:font-weight-asian="normal" style:font-size-complex="12pt" style:font-weight-complex="normal" fo:hyphenate="true" fo:hyphenation-remain-char-count="2" fo:hyphenation-push-char-count="2"/>
    </style:style>
    <style:style style:name="P20"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1eafdd" officeooo:paragraph-rsid="00324b17" style:font-size-asian="10.5pt" style:font-weight-asian="normal" style:font-size-complex="12pt" style:font-weight-complex="normal" fo:hyphenate="true" fo:hyphenation-remain-char-count="2" fo:hyphenation-push-char-count="2"/>
    </style:style>
    <style:style style:name="P21"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1eafdd" officeooo:paragraph-rsid="00233600" style:font-size-asian="10.5pt" style:font-weight-asian="normal" style:font-size-complex="12pt" style:font-weight-complex="normal" fo:hyphenate="true" fo:hyphenation-remain-char-count="2" fo:hyphenation-push-char-count="2"/>
    </style:style>
    <style:style style:name="P22"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1eafdd" officeooo:paragraph-rsid="002cdcc3" style:font-size-asian="10.5pt" style:font-weight-asian="normal" style:font-size-complex="12pt" style:font-weight-complex="normal" fo:hyphenate="true" fo:hyphenation-remain-char-count="2" fo:hyphenation-push-char-count="2"/>
    </style:style>
    <style:style style:name="P23" style:family="paragraph" style:parent-style-name="Standard">
      <style:paragraph-properties fo:margin-top="0in" fo:margin-bottom="0.0402in" style:contextual-spacing="false" fo:text-align="justify" style:justify-single-word="false" fo:hyphenation-ladder-count="no-limit">
        <style:tab-stops>
          <style:tab-stop style:position="6.0102in"/>
        </style:tab-stops>
      </style:paragraph-properties>
      <style:text-properties fo:color="#000000" fo:font-size="12pt" fo:font-weight="normal" officeooo:rsid="001eafdd" officeooo:paragraph-rsid="001eafdd" style:font-size-asian="10.5pt" style:font-weight-asian="normal" style:font-size-complex="12pt" style:font-weight-complex="normal" fo:hyphenate="true" fo:hyphenation-remain-char-count="2" fo:hyphenation-push-char-count="2"/>
    </style:style>
    <style:style style:name="P24" style:family="paragraph" style:parent-style-name="Standard">
      <style:paragraph-properties fo:margin-top="0in" fo:margin-bottom="0.0402in" style:contextual-spacing="false" fo:text-align="justify" style:justify-single-word="false" fo:hyphenation-ladder-count="no-limit">
        <style:tab-stops>
          <style:tab-stop style:position="6in"/>
        </style:tab-stops>
      </style:paragraph-properties>
      <style:text-properties fo:color="#000000" fo:font-size="12pt" fo:font-weight="normal" officeooo:rsid="001eafdd" officeooo:paragraph-rsid="001eafdd" style:font-size-asian="10.5pt" style:font-weight-asian="normal" style:font-size-complex="12pt" style:font-weight-complex="normal" fo:hyphenate="true" fo:hyphenation-remain-char-count="2" fo:hyphenation-push-char-count="2"/>
    </style:style>
    <style:style style:name="P25" style:family="paragraph" style:parent-style-name="Standard">
      <style:paragraph-properties fo:margin-top="0in" fo:margin-bottom="0.0402in" style:contextual-spacing="false" fo:text-align="justify" style:justify-single-word="false" fo:hyphenation-ladder-count="no-limit">
        <style:tab-stops>
          <style:tab-stop style:position="6in"/>
        </style:tab-stops>
      </style:paragraph-properties>
      <style:text-properties fo:color="#000000" fo:font-size="12pt" fo:font-weight="normal" officeooo:rsid="001eafdd" officeooo:paragraph-rsid="00324b17" style:font-size-asian="10.5pt" style:font-weight-asian="normal" style:font-size-complex="12pt" style:font-weight-complex="normal" fo:hyphenate="true" fo:hyphenation-remain-char-count="2" fo:hyphenation-push-char-count="2"/>
    </style:style>
    <style:style style:name="P26"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4b7088" officeooo:paragraph-rsid="004b7088" style:font-size-asian="10.5pt" style:font-weight-asian="normal" style:font-size-complex="12pt" style:font-weight-complex="normal" fo:hyphenate="true" fo:hyphenation-remain-char-count="2" fo:hyphenation-push-char-count="2"/>
    </style:style>
    <style:style style:name="P27" style:family="paragraph" style:parent-style-name="Standard">
      <style:paragraph-properties fo:margin-top="0in" fo:margin-bottom="0.0402in" style:contextual-spacing="false" fo:text-align="justify" style:justify-single-word="false" fo:hyphenation-ladder-count="no-limit">
        <style:tab-stops>
          <style:tab-stop style:position="5.9898in"/>
        </style:tab-stops>
      </style:paragraph-properties>
      <style:text-properties fo:color="#000000" fo:font-size="12pt" fo:font-weight="normal" officeooo:rsid="002281eb" officeooo:paragraph-rsid="002281eb" style:font-size-asian="10.5pt" style:font-weight-asian="normal" style:font-size-complex="12pt" style:font-weight-complex="normal" fo:hyphenate="true" fo:hyphenation-remain-char-count="2" fo:hyphenation-push-char-count="2"/>
    </style:style>
    <style:style style:name="P28" style:family="paragraph" style:parent-style-name="Standard">
      <style:paragraph-properties fo:margin-top="0in" fo:margin-bottom="0.0402in" style:contextual-spacing="false" fo:text-align="justify" style:justify-single-word="false" fo:hyphenation-ladder-count="no-limit">
        <style:tab-stops>
          <style:tab-stop style:position="6in"/>
        </style:tab-stops>
      </style:paragraph-properties>
      <style:text-properties fo:color="#000000" fo:font-size="12pt" fo:font-weight="normal" officeooo:rsid="00324b17" officeooo:paragraph-rsid="00324b17" style:font-size-asian="10.5pt" style:font-weight-asian="normal" style:font-size-complex="12pt" style:font-weight-complex="normal" fo:hyphenate="true" fo:hyphenation-remain-char-count="2" fo:hyphenation-push-char-count="2"/>
    </style:style>
    <style:style style:name="P29" style:family="paragraph" style:parent-style-name="Standard">
      <style:paragraph-properties fo:margin-top="0in" fo:margin-bottom="0.0402in" style:contextual-spacing="false" fo:text-align="justify" style:justify-single-word="false" fo:hyphenation-ladder-count="no-limit">
        <style:tab-stops>
          <style:tab-stop style:position="6in"/>
        </style:tab-stops>
      </style:paragraph-properties>
      <style:text-properties fo:color="#000000" fo:font-size="12pt" fo:font-weight="normal" officeooo:rsid="00437571" officeooo:paragraph-rsid="00437571" style:font-size-asian="10.5pt" style:font-weight-asian="normal" style:font-size-complex="12pt" style:font-weight-complex="normal" fo:hyphenate="true" fo:hyphenation-remain-char-count="2" fo:hyphenation-push-char-count="2"/>
    </style:style>
    <style:style style:name="P30"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252eab" officeooo:paragraph-rsid="002cdcc3" style:font-size-asian="10.5pt" style:font-weight-asian="normal" style:font-size-complex="12pt" style:font-weight-complex="normal" fo:hyphenate="true" fo:hyphenation-remain-char-count="2" fo:hyphenation-push-char-count="2"/>
    </style:style>
    <style:style style:name="P31"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243026" officeooo:paragraph-rsid="00252eab" style:font-size-asian="10.5pt" style:font-weight-asian="normal" style:font-size-complex="12pt" style:font-weight-complex="normal" fo:hyphenate="true" fo:hyphenation-remain-char-count="2" fo:hyphenation-push-char-count="2"/>
    </style:style>
    <style:style style:name="P32"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243026" officeooo:paragraph-rsid="00243026" style:font-size-asian="10.5pt" style:font-weight-asian="normal" style:font-size-complex="12pt" style:font-weight-complex="normal" fo:hyphenate="true" fo:hyphenation-remain-char-count="2" fo:hyphenation-push-char-count="2"/>
    </style:style>
    <style:style style:name="P33" style:family="paragraph" style:parent-style-name="Standard">
      <style:paragraph-properties fo:margin-top="0in" fo:margin-bottom="0.0402in" style:contextual-spacing="false" fo:text-align="justify" style:justify-single-word="false" fo:hyphenation-ladder-count="no-limit"/>
      <style:text-properties fo:color="#000000" fo:font-size="12pt" fo:font-weight="normal" officeooo:rsid="00243026" officeooo:paragraph-rsid="002af1d2" style:font-size-asian="10.5pt" style:font-weight-asian="normal" style:font-size-complex="12pt" style:font-weight-complex="normal" fo:hyphenate="true" fo:hyphenation-remain-char-count="2" fo:hyphenation-push-char-count="2"/>
    </style:style>
    <style:style style:name="P34" style:family="paragraph" style:parent-style-name="Standard">
      <style:paragraph-properties fo:margin-top="0in" fo:margin-bottom="0.0402in" style:contextual-spacing="false" fo:text-align="start" style:justify-single-word="false" fo:hyphenation-ladder-count="no-limit"/>
      <style:text-properties fo:color="#000000" fo:font-size="12pt" fo:font-weight="normal" officeooo:rsid="00243026" officeooo:paragraph-rsid="003d21fd" style:font-size-asian="10.5pt" style:font-weight-asian="normal" style:font-size-complex="12pt" style:font-weight-complex="normal" fo:hyphenate="false" fo:hyphenation-remain-char-count="2" fo:hyphenation-push-char-count="2"/>
    </style:style>
    <style:style style:name="P35" style:family="paragraph" style:parent-style-name="Standard">
      <style:paragraph-properties fo:margin-top="0in" fo:margin-bottom="0.0402in" style:contextual-spacing="false" fo:text-align="start" style:justify-single-word="false" fo:hyphenation-ladder-count="no-limit"/>
      <style:text-properties fo:color="#000000" fo:font-size="12pt" fo:font-weight="normal" officeooo:rsid="003385ce" officeooo:paragraph-rsid="003385ce" style:font-size-asian="10.5pt" style:font-weight-asian="normal" style:font-size-complex="12pt" style:font-weight-complex="normal" fo:hyphenate="false" fo:hyphenation-remain-char-count="2" fo:hyphenation-push-char-count="2"/>
    </style:style>
    <style:style style:name="P36" style:family="paragraph" style:parent-style-name="Standard">
      <style:paragraph-properties fo:margin-top="0in" fo:margin-bottom="0.0402in" style:contextual-spacing="false" fo:text-align="start" style:justify-single-word="false" fo:hyphenation-ladder-count="no-limit"/>
      <style:text-properties fo:color="#000000" fo:font-size="12pt" fo:font-weight="normal" officeooo:rsid="003385ce" officeooo:paragraph-rsid="00384205" style:font-size-asian="10.5pt" style:font-weight-asian="normal" style:font-size-complex="12pt" style:font-weight-complex="normal" fo:hyphenate="false" fo:hyphenation-remain-char-count="2" fo:hyphenation-push-char-count="2"/>
    </style:style>
    <style:style style:name="P37" style:family="paragraph" style:parent-style-name="Standard">
      <style:paragraph-properties fo:margin-top="0in" fo:margin-bottom="0.0402in" style:contextual-spacing="false" fo:text-align="start" style:justify-single-word="false" fo:hyphenation-ladder-count="no-limit"/>
      <style:text-properties fo:color="#000000" fo:font-size="12pt" fo:font-weight="normal" officeooo:rsid="004db752" officeooo:paragraph-rsid="004db752" style:font-size-asian="10.5pt" style:font-weight-asian="normal" style:font-size-complex="12pt" style:font-weight-complex="normal" fo:hyphenate="false" fo:hyphenation-remain-char-count="2" fo:hyphenation-push-char-count="2"/>
    </style:style>
    <style:style style:name="P38" style:family="paragraph" style:parent-style-name="Standard">
      <style:paragraph-properties fo:margin-top="0in" fo:margin-bottom="0.0402in" style:contextual-spacing="false" fo:text-align="start" style:justify-single-word="false" fo:hyphenation-ladder-count="no-limit"/>
      <style:text-properties fo:color="#000000" fo:font-size="12pt" fo:font-weight="normal" officeooo:rsid="00355cb4" officeooo:paragraph-rsid="00355cb4" style:font-size-asian="10.5pt" style:font-weight-asian="normal" style:font-size-complex="12pt" style:font-weight-complex="normal" fo:hyphenate="false" fo:hyphenation-remain-char-count="2" fo:hyphenation-push-char-count="2"/>
    </style:style>
    <style:style style:name="P39" style:family="paragraph" style:parent-style-name="Standard">
      <style:paragraph-properties fo:margin-top="0in" fo:margin-bottom="0.0402in" style:contextual-spacing="false" fo:text-align="start" style:justify-single-word="false" fo:hyphenation-ladder-count="no-limit"/>
      <style:text-properties fo:color="#000000" fo:font-size="12pt" fo:font-weight="normal" officeooo:rsid="00355cb4" officeooo:paragraph-rsid="00384205" style:font-size-asian="10.5pt" style:font-weight-asian="normal" style:font-size-complex="12pt" style:font-weight-complex="normal" fo:hyphenate="false" fo:hyphenation-remain-char-count="2" fo:hyphenation-push-char-count="2"/>
    </style:style>
    <style:style style:name="P40" style:family="paragraph" style:parent-style-name="Standard">
      <style:paragraph-properties fo:margin-top="0in" fo:margin-bottom="0.0402in" style:contextual-spacing="false" fo:text-align="start" style:justify-single-word="false" fo:hyphenation-ladder-count="no-limit"/>
      <style:text-properties fo:color="#000000" fo:font-size="12pt" fo:font-weight="normal" officeooo:rsid="002cdcc3" officeooo:paragraph-rsid="002cdcc3" style:font-size-asian="10.5pt" style:font-weight-asian="normal" style:font-size-complex="12pt" style:font-weight-complex="normal" fo:hyphenate="false" fo:hyphenation-remain-char-count="2" fo:hyphenation-push-char-count="2"/>
    </style:style>
    <style:style style:name="P41" style:family="paragraph" style:parent-style-name="Standard">
      <style:paragraph-properties fo:margin-top="0in" fo:margin-bottom="0.0402in" style:contextual-spacing="false" fo:text-align="justify" style:justify-single-word="false" fo:hyphenation-ladder-count="no-limit"/>
      <style:text-properties fo:color="#000000" fo:font-size="12pt" fo:font-style="normal" fo:font-weight="normal" officeooo:rsid="001eafdd" officeooo:paragraph-rsid="00252eab" style:font-size-asian="10.5pt" style:font-style-asian="normal" style:font-weight-asian="normal" style:font-size-complex="12pt" style:font-style-complex="normal" style:font-weight-complex="normal" fo:hyphenate="true" fo:hyphenation-remain-char-count="2" fo:hyphenation-push-char-count="2"/>
    </style:style>
    <style:style style:name="P42" style:family="paragraph" style:parent-style-name="Standard">
      <style:paragraph-properties fo:margin-top="0in" fo:margin-bottom="0.0402in" style:contextual-spacing="false" fo:text-align="justify" style:justify-single-word="false" fo:hyphenation-ladder-count="no-limit"/>
      <style:text-properties fo:color="#000000" style:font-name="Times New Roman" officeooo:paragraph-rsid="003d21fd" style:font-name-complex="Times New Roman1" fo:hyphenate="true" fo:hyphenation-remain-char-count="2" fo:hyphenation-push-char-count="2"/>
    </style:style>
    <style:style style:name="P43" style:family="paragraph" style:parent-style-name="Standard">
      <style:paragraph-properties fo:margin-top="0in" fo:margin-bottom="0.0402in" style:contextual-spacing="false" fo:text-align="justify" style:justify-single-word="false" fo:hyphenation-ladder-count="no-limit"/>
      <style:text-properties fo:color="#000000" fo:hyphenate="true" fo:hyphenation-remain-char-count="2" fo:hyphenation-push-char-count="2"/>
    </style:style>
    <style:style style:name="P44" style:family="paragraph" style:parent-style-name="Standard">
      <style:paragraph-properties fo:margin-top="0in" fo:margin-bottom="0.0402in" style:contextual-spacing="false" fo:text-align="justify" style:justify-single-word="false" fo:hyphenation-ladder-count="no-limit"/>
      <style:text-properties fo:color="#000000" officeooo:paragraph-rsid="003d21fd" fo:hyphenate="true" fo:hyphenation-remain-char-count="2" fo:hyphenation-push-char-count="2"/>
    </style:style>
    <style:style style:name="P45" style:family="paragraph" style:parent-style-name="Standard">
      <style:paragraph-properties fo:margin-top="0in" fo:margin-bottom="0.0402in" style:contextual-spacing="false" fo:text-align="justify" style:justify-single-word="false" fo:hyphenation-ladder-count="no-limit"/>
      <style:text-properties fo:color="#000000" officeooo:paragraph-rsid="004f327f" fo:hyphenate="true" fo:hyphenation-remain-char-count="2" fo:hyphenation-push-char-count="2"/>
    </style:style>
    <style:style style:name="P46" style:family="paragraph" style:parent-style-name="Standard">
      <style:paragraph-properties fo:margin-top="0in" fo:margin-bottom="0.0402in" style:contextual-spacing="false" fo:text-align="justify" style:justify-single-word="false" fo:hyphenation-ladder-count="no-limit"/>
      <style:text-properties fo:color="#000000" officeooo:paragraph-rsid="00304b3f" fo:hyphenate="true" fo:hyphenation-remain-char-count="2" fo:hyphenation-push-char-count="2"/>
    </style:style>
    <style:style style:name="P47" style:family="paragraph" style:parent-style-name="Standard">
      <style:paragraph-properties fo:margin-top="0in" fo:margin-bottom="0.0402in" style:contextual-spacing="false" fo:text-align="justify" style:justify-single-word="false" fo:hyphenation-ladder-count="no-limit">
        <style:tab-stops>
          <style:tab-stop style:position="6in"/>
        </style:tab-stops>
      </style:paragraph-properties>
      <style:text-properties fo:color="#000000" fo:hyphenate="true" fo:hyphenation-remain-char-count="2" fo:hyphenation-push-char-count="2"/>
    </style:style>
    <style:style style:name="P48" style:family="paragraph" style:parent-style-name="Standard">
      <style:paragraph-properties fo:margin-top="0in" fo:margin-bottom="0.0402in" style:contextual-spacing="false" fo:text-align="justify" style:justify-single-word="false" fo:hyphenation-ladder-count="no-limit">
        <style:tab-stops>
          <style:tab-stop style:position="6in"/>
        </style:tab-stops>
      </style:paragraph-properties>
      <style:text-properties fo:color="#000000" officeooo:paragraph-rsid="003d21fd" fo:hyphenate="true" fo:hyphenation-remain-char-count="2" fo:hyphenation-push-char-count="2"/>
    </style:style>
    <style:style style:name="P49" style:family="paragraph" style:parent-style-name="Standard">
      <style:paragraph-properties fo:margin-top="0in" fo:margin-bottom="0.0402in" style:contextual-spacing="false" fo:text-align="justify" style:justify-single-word="false"/>
      <style:text-properties fo:color="#000000" fo:font-style="normal" officeooo:paragraph-rsid="00252eab" style:font-style-asian="normal" style:font-style-complex="normal"/>
    </style:style>
    <style:style style:name="P50" style:family="paragraph" style:parent-style-name="Standard">
      <style:paragraph-properties fo:margin-top="0in" fo:margin-bottom="0.0402in" style:contextual-spacing="false" fo:text-align="start" style:justify-single-word="false" fo:hyphenation-ladder-count="no-limit"/>
      <style:text-properties fo:color="#000000" officeooo:paragraph-rsid="003d21fd" fo:hyphenate="false" fo:hyphenation-remain-char-count="2" fo:hyphenation-push-char-count="2"/>
    </style:style>
    <style:style style:name="P51" style:family="paragraph" style:parent-style-name="Standard">
      <style:paragraph-properties fo:margin-top="0in" fo:margin-bottom="0.0402in" style:contextual-spacing="false" fo:text-align="start" style:justify-single-word="false" fo:hyphenation-ladder-count="no-limit"/>
      <style:text-properties fo:color="#000000" officeooo:rsid="003d21fd" officeooo:paragraph-rsid="003d2cee" fo:hyphenate="false" fo:hyphenation-remain-char-count="2" fo:hyphenation-push-char-count="2"/>
    </style:style>
    <style:style style:name="P52" style:family="paragraph" style:parent-style-name="Standard">
      <style:paragraph-properties fo:margin-top="0in" fo:margin-bottom="0.0402in" style:contextual-spacing="false" fo:text-align="start" style:justify-single-word="false" fo:hyphenation-ladder-count="no-limit"/>
      <style:text-properties fo:color="#000000" officeooo:rsid="003d21fd" officeooo:paragraph-rsid="003d21fd" fo:hyphenate="false" fo:hyphenation-remain-char-count="2" fo:hyphenation-push-char-count="2"/>
    </style:style>
    <style:style style:name="P53" style:family="paragraph" style:parent-style-name="Standard" style:master-page-name="">
      <style:paragraph-properties fo:margin-top="0in" fo:margin-bottom="0.0402in" style:contextual-spacing="false" fo:text-align="center" style:justify-single-word="false" fo:hyphenation-ladder-count="no-limit" style:page-number="auto"/>
      <style:text-properties fo:color="#000000" officeooo:paragraph-rsid="002d5b1e" fo:hyphenate="false" fo:hyphenation-remain-char-count="2" fo:hyphenation-push-char-count="2"/>
    </style:style>
    <style:style style:name="P54" style:family="paragraph" style:parent-style-name="Standard" style:master-page-name="">
      <style:paragraph-properties fo:margin-top="0in" fo:margin-bottom="0.0402in" style:contextual-spacing="false" fo:text-align="justify" style:justify-single-word="false" fo:hyphenation-ladder-count="no-limit" style:page-number="auto"/>
      <style:text-properties fo:color="#000000" officeooo:paragraph-rsid="00437571" fo:hyphenate="true" fo:hyphenation-remain-char-count="2" fo:hyphenation-push-char-count="2"/>
    </style:style>
    <style:style style:name="P55" style:family="paragraph" style:parent-style-name="Standard" style:master-page-name="">
      <style:paragraph-properties fo:margin-top="0in" fo:margin-bottom="0.0402in" style:contextual-spacing="false" fo:text-align="start" style:justify-single-word="false" fo:hyphenation-ladder-count="no-limit" style:page-number="auto"/>
      <style:text-properties fo:color="#000000" fo:font-size="12pt" fo:font-weight="normal" officeooo:rsid="00243026" officeooo:paragraph-rsid="003d21fd" style:font-size-asian="10.5pt" style:font-weight-asian="normal" style:font-size-complex="12pt" style:font-weight-complex="normal" fo:hyphenate="false" fo:hyphenation-remain-char-count="2" fo:hyphenation-push-char-count="2"/>
    </style:style>
    <style:style style:name="P56" style:family="paragraph" style:parent-style-name="caption">
      <style:paragraph-properties fo:margin-top="0in" fo:margin-bottom="0.0402in" style:contextual-spacing="false" fo:text-align="justify" style:justify-single-word="false" fo:hyphenation-ladder-count="no-limit"/>
      <style:text-properties fo:color="#000000" fo:font-size="12pt" fo:font-style="normal" fo:font-weight="normal" officeooo:rsid="00233600" officeooo:paragraph-rsid="003d21fd" style:font-size-asian="10.5pt" style:font-style-asian="normal" style:font-weight-asian="normal" style:font-size-complex="12pt" style:font-style-complex="normal" style:font-weight-complex="normal" fo:hyphenate="true" fo:hyphenation-remain-char-count="2" fo:hyphenation-push-char-count="2"/>
    </style:style>
    <style:style style:name="P57" style:family="paragraph" style:parent-style-name="caption">
      <style:paragraph-properties fo:margin-top="0in" fo:margin-bottom="0.0402in" style:contextual-spacing="false" fo:text-align="justify" style:justify-single-word="false" fo:hyphenation-ladder-count="no-limit"/>
      <style:text-properties fo:color="#000000" fo:font-size="12pt" fo:font-style="normal" fo:font-weight="bold" officeooo:rsid="00233600" officeooo:paragraph-rsid="003d21fd" style:font-size-asian="10.5pt" style:font-style-asian="normal" style:font-weight-asian="bold" style:font-size-complex="12pt" style:font-style-complex="normal" style:font-weight-complex="bold" fo:hyphenate="true" fo:hyphenation-remain-char-count="2" fo:hyphenation-push-char-count="2"/>
    </style:style>
    <style:style style:name="T1" style:family="text">
      <style:text-properties officeooo:rsid="001eafdd"/>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fo:font-style="italic" officeooo:rsid="001ff07d" style:font-style-asian="italic" style:font-style-complex="italic"/>
    </style:style>
    <style:style style:name="T5" style:family="text">
      <style:text-properties style:text-position="sub 58%" fo:font-style="italic" officeooo:rsid="0020d267" style:font-style-asian="italic" style:font-style-complex="italic"/>
    </style:style>
    <style:style style:name="T6" style:family="text">
      <style:text-properties style:text-position="sub 58%" fo:font-style="italic" officeooo:rsid="002213d1" style:font-style-asian="italic" style:font-style-complex="italic"/>
    </style:style>
    <style:style style:name="T7" style:family="text">
      <style:text-properties style:text-position="sub 58%" fo:font-style="italic" officeooo:rsid="002281eb" style:font-style-asian="italic" style:font-style-complex="italic"/>
    </style:style>
    <style:style style:name="T8" style:family="text">
      <style:text-properties style:text-position="sub 58%" fo:font-style="italic" officeooo:rsid="0044c7b2" style:font-style-asian="italic" style:font-style-complex="italic"/>
    </style:style>
    <style:style style:name="T9" style:family="text">
      <style:text-properties style:text-position="sub 58%" fo:font-weight="normal" officeooo:rsid="002af1d2" style:font-weight-asian="normal" style:font-weight-complex="normal"/>
    </style:style>
    <style:style style:name="T10" style:family="text">
      <style:text-properties style:text-position="sub 58%" fo:font-size="12pt" fo:font-style="italic" fo:font-weight="normal" officeooo:rsid="00304b3f" style:font-size-asian="10.5pt" style:font-style-asian="italic" style:font-weight-asian="normal" style:font-size-complex="12pt" style:font-style-complex="italic" style:font-weight-complex="normal"/>
    </style:style>
    <style:style style:name="T11" style:family="text">
      <style:text-properties style:text-position="sub 58%" officeooo:rsid="00384205"/>
    </style:style>
    <style:style style:name="T12" style:family="text">
      <style:text-properties style:text-position="sub 58%" style:font-name="Times New Roman" fo:font-size="12pt" fo:font-weight="normal" officeooo:rsid="002cdcc3" style:font-size-asian="10.5pt" style:font-weight-asian="normal" style:font-name-complex="Times New Roman1" style:font-size-complex="12pt" style:font-weight-complex="normal"/>
    </style:style>
    <style:style style:name="T13" style:family="text">
      <style:text-properties style:text-position="sub 58%" style:font-name="Times New Roman" fo:font-size="12pt" fo:font-style="italic" fo:font-weight="normal" officeooo:rsid="002cdcc3" style:font-size-asian="10.5pt" style:font-style-asian="italic" style:font-weight-asian="normal" style:font-name-complex="Times New Roman1" style:font-size-complex="12pt" style:font-weight-complex="normal"/>
    </style:style>
    <style:style style:name="T14" style:family="text">
      <style:text-properties style:text-position="sub 58%" style:font-name="Times New Roman" fo:font-size="12pt" fo:font-style="italic" fo:font-weight="normal" officeooo:rsid="004f327f" style:font-size-asian="10.5pt" style:font-style-asian="italic" style:font-weight-asian="normal" style:font-name-complex="Times New Roman1" style:font-size-complex="12pt" style:font-style-complex="italic" style:font-weight-complex="normal"/>
    </style:style>
    <style:style style:name="T15" style:family="text">
      <style:text-properties style:text-position="sub 58%" style:font-name="Times New Roman" fo:font-size="12pt" fo:font-style="normal" fo:font-weight="normal" officeooo:rsid="004f327f" style:font-size-asian="10.5pt" style:font-style-asian="normal" style:font-weight-asian="normal" style:font-name-complex="Times New Roman1" style:font-size-complex="12pt" style:font-style-complex="normal" style:font-weight-complex="normal"/>
    </style:style>
    <style:style style:name="T16" style:family="text">
      <style:text-properties style:text-position="sub 58%" fo:font-size="14pt" fo:font-weight="bold" officeooo:rsid="001eafdd" style:font-size-asian="14pt" style:language-asian="da" style:country-asian="DK"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italic" officeooo:rsid="001ff07d" style:font-style-asian="italic" style:font-style-complex="italic"/>
    </style:style>
    <style:style style:name="T19" style:family="text">
      <style:text-properties fo:font-style="italic" officeooo:rsid="0020d267" style:font-style-asian="italic" style:font-style-complex="italic"/>
    </style:style>
    <style:style style:name="T20" style:family="text">
      <style:text-properties fo:font-style="italic" officeooo:rsid="002213d1" style:font-style-asian="italic" style:font-style-complex="italic"/>
    </style:style>
    <style:style style:name="T21" style:family="text">
      <style:text-properties fo:font-style="italic" officeooo:rsid="002281eb" style:font-style-asian="italic" style:font-style-complex="italic"/>
    </style:style>
    <style:style style:name="T22" style:family="text">
      <style:text-properties fo:font-style="italic" officeooo:rsid="002af1d2" style:font-style-asian="italic" style:font-style-complex="italic"/>
    </style:style>
    <style:style style:name="T23" style:family="text">
      <style:text-properties fo:font-style="italic" officeooo:rsid="00243026" style:font-style-asian="italic" style:font-style-complex="italic"/>
    </style:style>
    <style:style style:name="T24" style:family="text">
      <style:text-properties fo:font-style="italic" officeooo:rsid="00384205" style:font-style-asian="italic" style:font-style-complex="italic"/>
    </style:style>
    <style:style style:name="T25" style:family="text">
      <style:text-properties fo:font-style="italic" officeooo:rsid="00399464" style:font-style-asian="italic" style:font-style-complex="italic"/>
    </style:style>
    <style:style style:name="T26" style:family="text">
      <style:text-properties fo:font-style="italic" officeooo:rsid="003a8202" style:font-style-asian="italic" style:font-style-complex="italic"/>
    </style:style>
    <style:style style:name="T27" style:family="text">
      <style:text-properties fo:font-style="italic" officeooo:rsid="003aac72" style:font-style-asian="italic" style:font-style-complex="italic"/>
    </style:style>
    <style:style style:name="T28" style:family="text">
      <style:text-properties fo:font-style="italic" officeooo:rsid="0044c7b2" style:font-style-asian="italic" style:font-style-complex="italic"/>
    </style:style>
    <style:style style:name="T29" style:family="text">
      <style:text-properties fo:font-style="italic" fo:font-weight="normal" officeooo:rsid="002af1d2" style:font-style-asian="italic" style:font-weight-asian="normal" style:font-style-complex="italic" style:font-weight-complex="normal"/>
    </style:style>
    <style:style style:name="T30" style:family="text">
      <style:text-properties fo:font-style="italic" fo:font-weight="normal" officeooo:rsid="00243026" style:font-style-asian="italic" style:font-weight-asian="normal" style:font-style-complex="italic" style:font-weight-complex="normal"/>
    </style:style>
    <style:style style:name="T31" style:family="text">
      <style:text-properties officeooo:rsid="001ff07d"/>
    </style:style>
    <style:style style:name="T32" style:family="text">
      <style:text-properties fo:font-size="12pt" fo:font-weight="normal" officeooo:rsid="001eafdd" style:font-size-asian="10.5pt" style:font-weight-asian="normal" style:font-size-complex="12pt" style:font-weight-complex="normal"/>
    </style:style>
    <style:style style:name="T33" style:family="text">
      <style:text-properties fo:font-size="12pt" fo:font-weight="normal" officeooo:rsid="00304b3f" style:font-size-asian="10.5pt" style:font-weight-asian="normal" style:font-size-complex="12pt" style:font-weight-complex="normal"/>
    </style:style>
    <style:style style:name="T34" style:family="text">
      <style:text-properties fo:font-size="12pt" fo:font-weight="normal" officeooo:rsid="003d21fd" style:font-size-asian="10.5pt" style:font-weight-asian="normal" style:font-size-complex="12pt" style:font-weight-complex="normal"/>
    </style:style>
    <style:style style:name="T35" style:family="text">
      <style:text-properties fo:font-size="12pt" fo:font-style="italic" fo:font-weight="normal" officeooo:rsid="001eafdd"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1ff07d"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304b3f" style:font-size-asian="10.5pt" style:font-style-asian="italic" style:font-weight-asian="normal" style:font-size-complex="12pt" style:font-style-complex="italic" style:font-weight-complex="normal"/>
    </style:style>
    <style:style style:name="T38" style:family="text">
      <style:text-properties officeooo:rsid="0020d267"/>
    </style:style>
    <style:style style:name="T39" style:family="text">
      <style:text-properties officeooo:rsid="002213d1"/>
    </style:style>
    <style:style style:name="T40" style:family="text">
      <style:text-properties officeooo:rsid="002281eb"/>
    </style:style>
    <style:style style:name="T41" style:family="text">
      <style:text-properties officeooo:rsid="00233600"/>
    </style:style>
    <style:style style:name="T42" style:family="text">
      <style:text-properties fo:font-weight="bold" style:font-weight-asian="bold" style:font-weight-complex="bold"/>
    </style:style>
    <style:style style:name="T43" style:family="text">
      <style:text-properties fo:font-weight="bold" officeooo:rsid="00233600" style:font-weight-asian="bold" style:font-weight-complex="bold"/>
    </style:style>
    <style:style style:name="T44" style:family="text">
      <style:text-properties fo:font-weight="bold" officeooo:rsid="00243026" style:font-weight-asian="bold" style:font-weight-complex="bold"/>
    </style:style>
    <style:style style:name="T45" style:family="text">
      <style:text-properties fo:font-weight="bold" officeooo:rsid="002af1d2" style:font-weight-asian="bold" style:font-weight-complex="bold"/>
    </style:style>
    <style:style style:name="T46" style:family="text">
      <style:text-properties fo:font-weight="bold" officeooo:rsid="003d21fd" style:font-weight-asian="bold" style:font-weight-complex="bold"/>
    </style:style>
    <style:style style:name="T47" style:family="text">
      <style:text-properties style:text-position="super 58%"/>
    </style:style>
    <style:style style:name="T48" style:family="text">
      <style:text-properties style:text-position="super 58%" fo:font-weight="normal" officeooo:rsid="002af1d2" style:font-weight-asian="normal" style:font-weight-complex="normal"/>
    </style:style>
    <style:style style:name="T49" style:family="text">
      <style:text-properties style:text-position="super 58%" fo:font-weight="normal" officeooo:rsid="0030bacc" style:font-weight-asian="normal" style:font-weight-complex="normal"/>
    </style:style>
    <style:style style:name="T50" style:family="text">
      <style:text-properties style:text-position="super 58%" style:language-asian="da" style:country-asian="DK"/>
    </style:style>
    <style:style style:name="T51" style:family="text">
      <style:text-properties style:text-position="super 58%" style:font-name="Times New Roman" style:font-name-complex="Times New Roman1"/>
    </style:style>
    <style:style style:name="T52" style:family="text">
      <style:text-properties style:text-position="super 58%" style:font-name="Times New Roman" officeooo:rsid="003fcaf7" style:font-name-complex="Times New Roman1"/>
    </style:style>
    <style:style style:name="T53" style:family="text">
      <style:text-properties style:text-position="super 58%" style:font-name="Times New Roman" fo:font-size="12pt" fo:font-weight="normal" officeooo:rsid="003fcaf7" style:font-size-asian="10.5pt" style:font-weight-asian="normal" style:font-name-complex="Times New Roman1" style:font-size-complex="12pt" style:font-weight-complex="normal"/>
    </style:style>
    <style:style style:name="T54" style:family="text">
      <style:text-properties style:text-position="super 58%" style:font-name="Times New Roman" style:font-size-asian="12pt" style:font-name-complex="Times New Roman1"/>
    </style:style>
    <style:style style:name="T55" style:family="text">
      <style:text-properties style:text-position="super 58%" style:font-name="Times New Roman" officeooo:rsid="00412cb1" style:font-size-asian="12pt" style:font-name-complex="Times New Roman1"/>
    </style:style>
    <style:style style:name="T56" style:family="text">
      <style:text-properties style:text-position="super 58%" officeooo:rsid="00355cb4"/>
    </style:style>
    <style:style style:name="T57" style:family="text">
      <style:text-properties style:text-position="super 58%" officeooo:rsid="00437571"/>
    </style:style>
    <style:style style:name="T58" style:family="text">
      <style:text-properties style:text-position="super 58%" officeooo:rsid="00324b17"/>
    </style:style>
    <style:style style:name="T59" style:family="text">
      <style:text-properties style:text-position="super 58%" fo:font-style="normal" officeooo:rsid="004db752" style:font-style-asian="normal" style:font-style-complex="normal"/>
    </style:style>
    <style:style style:name="T60" style:family="text">
      <style:text-properties style:text-position="super 58%" officeooo:rsid="002281eb"/>
    </style:style>
    <style:style style:name="T61" style:family="text">
      <style:text-properties style:text-position="super 58%" officeooo:rsid="003642ca"/>
    </style:style>
    <style:style style:name="T62" style:family="text">
      <style:text-properties style:text-position="super 58%" officeooo:rsid="002cdcc3"/>
    </style:style>
    <style:style style:name="T63" style:family="text">
      <style:text-properties style:text-position="super 58%" officeooo:rsid="003fcaf7"/>
    </style:style>
    <style:style style:name="T64" style:family="text">
      <style:text-properties style:text-position="super 58%" officeooo:rsid="0044c7b2"/>
    </style:style>
    <style:style style:name="T65" style:family="text">
      <style:text-properties style:text-position="super 58%" officeooo:rsid="00412cb1"/>
    </style:style>
    <style:style style:name="T66" style:family="text">
      <style:text-properties style:text-position="super 58%" officeooo:rsid="004db752"/>
    </style:style>
    <style:style style:name="T67" style:family="text">
      <style:text-properties fo:font-weight="normal" style:font-weight-asian="normal" style:font-weight-complex="normal"/>
    </style:style>
    <style:style style:name="T68" style:family="text">
      <style:text-properties fo:font-weight="normal" officeooo:rsid="002af1d2" style:font-weight-asian="normal" style:font-weight-complex="normal"/>
    </style:style>
    <style:style style:name="T69" style:family="text">
      <style:text-properties fo:font-weight="normal" officeooo:rsid="0030bacc" style:font-weight-asian="normal" style:font-weight-complex="normal"/>
    </style:style>
    <style:style style:name="T70" style:family="text">
      <style:text-properties fo:font-weight="normal" officeooo:rsid="00243026" style:font-weight-asian="normal" style:font-weight-complex="normal"/>
    </style:style>
    <style:style style:name="T71" style:family="text">
      <style:text-properties fo:font-weight="normal" officeooo:rsid="00384205" style:font-weight-asian="normal" style:font-weight-complex="normal"/>
    </style:style>
    <style:style style:name="T72" style:family="text">
      <style:text-properties fo:font-weight="normal" officeooo:rsid="00412cb1" style:font-weight-asian="normal" style:font-weight-complex="normal"/>
    </style:style>
    <style:style style:name="T73" style:family="text">
      <style:text-properties officeooo:rsid="00296d81"/>
    </style:style>
    <style:style style:name="T74" style:family="text">
      <style:text-properties officeooo:rsid="002af1d2"/>
    </style:style>
    <style:style style:name="T75" style:family="text">
      <style:text-properties officeooo:rsid="002cdcc3"/>
    </style:style>
    <style:style style:name="T76" style:family="text">
      <style:text-properties style:language-asian="da" style:country-asian="DK"/>
    </style:style>
    <style:style style:name="T77" style:family="text">
      <style:text-properties officeooo:rsid="00304b3f"/>
    </style:style>
    <style:style style:name="T78" style:family="text">
      <style:text-properties officeooo:rsid="0030bacc"/>
    </style:style>
    <style:style style:name="T79" style:family="text">
      <style:text-properties officeooo:rsid="00324b17"/>
    </style:style>
    <style:style style:name="T80" style:family="text">
      <style:text-properties fo:font-style="normal" style:font-style-asian="normal" style:font-style-complex="normal"/>
    </style:style>
    <style:style style:name="T81" style:family="text">
      <style:text-properties fo:font-style="normal" officeooo:rsid="002281eb" style:font-style-asian="normal" style:font-style-complex="normal"/>
    </style:style>
    <style:style style:name="T82" style:family="text">
      <style:text-properties fo:font-style="normal" officeooo:rsid="00384205" style:font-style-asian="normal" style:font-style-complex="normal"/>
    </style:style>
    <style:style style:name="T83" style:family="text">
      <style:text-properties fo:font-style="normal" officeooo:rsid="00399464" style:font-style-asian="normal" style:font-style-complex="normal"/>
    </style:style>
    <style:style style:name="T84" style:family="text">
      <style:text-properties fo:font-style="normal" officeooo:rsid="003a8202" style:font-style-asian="normal" style:font-style-complex="normal"/>
    </style:style>
    <style:style style:name="T85" style:family="text">
      <style:text-properties fo:font-style="normal" officeooo:rsid="003aac72" style:font-style-asian="normal" style:font-style-complex="normal"/>
    </style:style>
    <style:style style:name="T86" style:family="text">
      <style:text-properties fo:font-style="normal" officeooo:rsid="003fcaf7"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officeooo:rsid="00384205" style:font-style-asian="normal" style:font-weight-asian="bold" style:font-style-complex="normal" style:font-weight-complex="bold"/>
    </style:style>
    <style:style style:name="T89" style:family="text">
      <style:text-properties fo:font-style="normal" fo:font-weight="bold" officeooo:rsid="00399464" style:font-style-asian="normal" style:font-weight-asian="bold" style:font-style-complex="normal" style:font-weight-complex="bold"/>
    </style:style>
    <style:style style:name="T90" style:family="text">
      <style:text-properties fo:font-style="normal" fo:font-weight="bold" officeooo:rsid="003a8202" style:font-style-asian="normal" style:font-weight-asian="bold" style:font-style-complex="normal" style:font-weight-complex="bold"/>
    </style:style>
    <style:style style:name="T91" style:family="text">
      <style:text-properties fo:font-style="normal" fo:font-weight="bold" officeooo:rsid="003aac72" style:font-style-asian="normal" style:font-weight-asian="bold" style:font-style-complex="normal" style:font-weight-complex="bold"/>
    </style:style>
    <style:style style:name="T92" style:family="text">
      <style:text-properties officeooo:rsid="003385ce"/>
    </style:style>
    <style:style style:name="T93" style:family="text">
      <style:text-properties officeooo:rsid="00243026"/>
    </style:style>
    <style:style style:name="T94" style:family="text">
      <style:text-properties officeooo:rsid="00355cb4"/>
    </style:style>
    <style:style style:name="T95" style:family="text">
      <style:text-properties officeooo:rsid="00384205"/>
    </style:style>
    <style:style style:name="T96" style:family="text">
      <style:text-properties officeooo:rsid="003aac72"/>
    </style:style>
    <style:style style:name="T97" style:family="text">
      <style:text-properties style:font-name="Times New Roman" style:font-name-complex="Times New Roman1"/>
    </style:style>
    <style:style style:name="T98" style:family="text">
      <style:text-properties style:font-name="Times New Roman" officeooo:rsid="003d21fd" style:font-name-complex="Times New Roman1"/>
    </style:style>
    <style:style style:name="T99" style:family="text">
      <style:text-properties style:font-name="Times New Roman" officeooo:rsid="003e2d5f" style:font-name-complex="Times New Roman1"/>
    </style:style>
    <style:style style:name="T100" style:family="text">
      <style:text-properties style:font-name="Times New Roman" officeooo:rsid="003fcaf7" style:font-name-complex="Times New Roman1"/>
    </style:style>
    <style:style style:name="T101" style:family="text">
      <style:text-properties style:font-name="Times New Roman" officeooo:rsid="00437571" style:font-name-complex="Times New Roman1"/>
    </style:style>
    <style:style style:name="T102" style:family="text">
      <style:text-properties style:font-name="Times New Roman" fo:font-style="italic" style:font-style-asian="italic" style:font-name-complex="Times New Roman1" style:font-style-complex="italic"/>
    </style:style>
    <style:style style:name="T103" style:family="text">
      <style:text-properties style:font-name="Times New Roman" fo:font-style="italic" officeooo:rsid="003d21fd" style:font-style-asian="italic" style:font-name-complex="Times New Roman1" style:font-style-complex="italic"/>
    </style:style>
    <style:style style:name="T104" style:family="text">
      <style:text-properties style:font-name="Times New Roman" fo:font-style="italic" fo:font-weight="normal" style:font-style-asian="italic" style:font-weight-asian="normal" style:font-name-complex="Times New Roman1" style:font-style-complex="italic" style:font-weight-complex="normal"/>
    </style:style>
    <style:style style:name="T105" style:family="text">
      <style:text-properties style:font-name="Times New Roman" fo:font-style="italic" fo:font-weight="normal" officeooo:rsid="00067222" style:font-style-asian="italic" style:font-weight-asian="normal" style:font-name-complex="Times New Roman1" style:font-style-complex="italic" style:font-weight-complex="normal"/>
    </style:style>
    <style:style style:name="T106" style:family="text">
      <style:text-properties style:font-name="Times New Roman" fo:font-weight="bold" style:font-weight-asian="bold" style:font-name-complex="Times New Roman1"/>
    </style:style>
    <style:style style:name="T107" style:family="text">
      <style:text-properties style:font-name="Times New Roman" fo:font-weight="bold" style:font-weight-asian="bold" style:font-name-complex="Times New Roman1" style:font-weight-complex="bold"/>
    </style:style>
    <style:style style:name="T108" style:family="text">
      <style:text-properties style:font-name="Times New Roman" fo:font-weight="bold" officeooo:rsid="003d21fd" style:font-size-asian="12pt" style:font-weight-asian="bold" style:font-name-complex="Times New Roman1" style:font-weight-complex="bold"/>
    </style:style>
    <style:style style:name="T109" style:family="text">
      <style:text-properties style:font-name="Times New Roman" fo:font-size="12pt" fo:font-weight="normal" officeooo:rsid="002cdcc3" style:font-size-asian="10.5pt" style:font-weight-asian="normal" style:font-name-complex="Times New Roman1" style:font-size-complex="12pt" style:font-weight-complex="normal"/>
    </style:style>
    <style:style style:name="T110" style:family="text">
      <style:text-properties style:font-name="Times New Roman" fo:font-size="12pt" fo:font-weight="normal" officeooo:rsid="003d21fd" style:font-size-asian="10.5pt" style:font-weight-asian="normal" style:font-name-complex="Times New Roman1" style:font-size-complex="12pt" style:font-weight-complex="normal"/>
    </style:style>
    <style:style style:name="T111" style:family="text">
      <style:text-properties style:font-name="Times New Roman" fo:font-size="12pt" fo:font-weight="normal" officeooo:rsid="003fcaf7" style:font-size-asian="10.5pt" style:font-weight-asian="normal" style:font-name-complex="Times New Roman1" style:font-size-complex="12pt" style:font-weight-complex="normal"/>
    </style:style>
    <style:style style:name="T112" style:family="text">
      <style:text-properties style:font-name="Times New Roman" fo:font-size="12pt" fo:font-weight="normal" officeooo:rsid="00437571" style:font-size-asian="10.5pt" style:font-weight-asian="normal" style:font-name-complex="Times New Roman1" style:font-size-complex="12pt" style:font-weight-complex="normal"/>
    </style:style>
    <style:style style:name="T113" style:family="text">
      <style:text-properties style:font-name="Times New Roman" fo:font-size="12pt" fo:font-weight="normal" officeooo:rsid="004f327f" style:font-size-asian="10.5pt" style:font-weight-asian="normal" style:font-name-complex="Times New Roman1" style:font-size-complex="12pt" style:font-weight-complex="normal"/>
    </style:style>
    <style:style style:name="T114" style:family="text">
      <style:text-properties style:font-name="Times New Roman" fo:font-size="12pt" fo:font-style="italic" fo:font-weight="normal" officeooo:rsid="002cdcc3" style:font-size-asian="10.5pt" style:font-style-asian="italic" style:font-weight-asian="normal" style:font-name-complex="Times New Roman1" style:font-size-complex="12pt" style:font-weight-complex="normal"/>
    </style:style>
    <style:style style:name="T115" style:family="text">
      <style:text-properties style:font-name="Times New Roman" fo:font-size="12pt" fo:font-style="italic" fo:font-weight="normal" officeooo:rsid="004f327f" style:font-size-asian="10.5pt" style:font-style-asian="italic" style:font-weight-asian="normal" style:font-name-complex="Times New Roman1" style:font-size-complex="12pt" style:font-style-complex="italic" style:font-weight-complex="normal"/>
    </style:style>
    <style:style style:name="T116" style:family="text">
      <style:text-properties style:font-name="Times New Roman" fo:font-size="12pt" fo:font-style="normal" fo:font-weight="normal" officeooo:rsid="004f327f" style:font-size-asian="10.5pt" style:font-style-asian="normal" style:font-weight-asian="normal" style:font-name-complex="Times New Roman1" style:font-size-complex="12pt" style:font-style-complex="normal" style:font-weight-complex="normal"/>
    </style:style>
    <style:style style:name="T117" style:family="text">
      <style:text-properties style:font-name="Times New Roman" fo:font-style="normal" style:font-style-asian="normal" style:font-name-complex="Times New Roman1" style:font-style-complex="normal"/>
    </style:style>
    <style:style style:name="T118" style:family="text">
      <style:text-properties style:font-name="Times New Roman" fo:font-style="normal" officeooo:rsid="003d21fd" style:font-style-asian="normal" style:font-name-complex="Times New Roman1" style:font-style-complex="normal"/>
    </style:style>
    <style:style style:name="T119" style:family="text">
      <style:text-properties style:font-name="Times New Roman" fo:font-style="normal" fo:font-weight="bold" style:font-style-asian="normal" style:font-weight-asian="bold" style:font-name-complex="Times New Roman1" style:font-style-complex="normal" style:font-weight-complex="bold"/>
    </style:style>
    <style:style style:name="T120" style:family="text">
      <style:text-properties style:font-name="Times New Roman" fo:font-style="normal" fo:font-weight="bold" style:font-style-asian="normal" style:font-weight-asian="bold" style:font-name-complex="Times New Roman1" style:font-style-complex="normal" style:font-weight-complex="normal"/>
    </style:style>
    <style:style style:name="T121" style:family="text">
      <style:text-properties style:font-name="Times New Roman" fo:font-style="normal" fo:font-weight="normal" style:font-style-asian="normal" style:font-weight-asian="normal" style:font-name-complex="Times New Roman1" style:font-style-complex="normal" style:font-weight-complex="normal"/>
    </style:style>
    <style:style style:name="T122" style:family="text">
      <style:text-properties style:font-name="Times New Roman" fo:font-style="normal" fo:font-weight="normal" officeooo:rsid="00067222" style:font-style-asian="normal" style:font-weight-asian="normal" style:font-name-complex="Times New Roman1" style:font-style-complex="normal" style:font-weight-complex="normal"/>
    </style:style>
    <style:style style:name="T123" style:family="text">
      <style:text-properties style:font-name="Times New Roman" fo:font-style="normal" fo:font-weight="normal" officeooo:rsid="003d2cee" style:font-style-asian="normal" style:font-weight-asian="normal" style:font-name-complex="Times New Roman1" style:font-style-complex="normal" style:font-weight-complex="normal"/>
    </style:style>
    <style:style style:name="T124" style:family="text">
      <style:text-properties style:font-name="Times New Roman" style:font-size-asian="12pt" style:font-name-complex="Times New Roman1"/>
    </style:style>
    <style:style style:name="T125" style:family="text">
      <style:text-properties style:font-name="Times New Roman" officeooo:rsid="003d21fd" style:font-size-asian="12pt" style:font-name-complex="Times New Roman1"/>
    </style:style>
    <style:style style:name="T126" style:family="text">
      <style:text-properties style:font-name="Times New Roman" fo:font-weight="normal" style:font-size-asian="12pt" style:font-weight-asian="normal" style:font-name-complex="Times New Roman1" style:font-weight-complex="normal"/>
    </style:style>
    <style:style style:name="T127" style:family="text">
      <style:text-properties style:font-name="Times New Roman" fo:font-weight="normal" officeooo:rsid="003d21fd" style:font-size-asian="12pt" style:font-weight-asian="normal" style:font-name-complex="Times New Roman1" style:font-weight-complex="normal"/>
    </style:style>
    <style:style style:name="T128" style:family="text">
      <style:text-properties style:font-name="Times New Roman" fo:font-weight="normal" officeooo:rsid="00469820" style:font-size-asian="12pt" style:font-weight-asian="normal" style:font-name-complex="Times New Roman1" style:font-weight-complex="normal"/>
    </style:style>
    <style:style style:name="T129" style:family="text">
      <style:text-properties fo:color="#00000a" style:font-name="Times New Roman" style:font-size-asian="12pt" style:font-name-complex="Times New Roman1"/>
    </style:style>
    <style:style style:name="T130" style:family="text">
      <style:text-properties fo:color="#00000a" style:font-name="Times New Roman" officeooo:rsid="003d21fd" style:font-size-asian="12pt" style:font-name-complex="Times New Roman1"/>
    </style:style>
    <style:style style:name="T131" style:family="text">
      <style:text-properties fo:color="#00000a" style:font-name="Times New Roman" fo:font-weight="normal" style:font-size-asian="12pt" style:font-weight-asian="normal" style:font-name-complex="Times New Roman1" style:font-weight-complex="normal"/>
    </style:style>
    <style:style style:name="T132" style:family="text">
      <style:text-properties fo:color="#00000a" style:font-name="Times New Roman" fo:font-weight="normal" officeooo:rsid="003d21fd" style:font-size-asian="12pt" style:font-weight-asian="normal" style:font-name-complex="Times New Roman1" style:font-weight-complex="normal"/>
    </style:style>
    <style:style style:name="T133" style:family="text">
      <style:text-properties fo:color="#00000a" style:font-name="Times New Roman" fo:font-weight="normal" officeooo:rsid="00469820" style:font-size-asian="12pt" style:font-weight-asian="normal" style:font-name-complex="Times New Roman1" style:font-weight-complex="normal"/>
    </style:style>
    <style:style style:name="T134" style:family="text">
      <style:text-properties fo:color="#00000a" style:font-name="Times New Roman" fo:font-weight="bold" officeooo:rsid="003d21fd" style:font-size-asian="12pt" style:font-weight-asian="bold" style:font-name-complex="Times New Roman1" style:font-weight-complex="bold"/>
    </style:style>
    <style:style style:name="T135" style:family="text">
      <style:text-properties fo:color="#00000a" style:text-position="super 58%" style:font-name="Times New Roman" style:font-size-asian="12pt" style:font-name-complex="Times New Roman1"/>
    </style:style>
    <style:style style:name="T136" style:family="text">
      <style:text-properties fo:color="#00000a" style:text-position="super 58%" style:font-name="Times New Roman" officeooo:rsid="00412cb1" style:font-size-asian="12pt" style:font-name-complex="Times New Roman1"/>
    </style:style>
    <style:style style:name="T137" style:family="text">
      <style:text-properties officeooo:rsid="003d21fd"/>
    </style:style>
    <style:style style:name="T138" style:family="text">
      <style:text-properties officeooo:rsid="003fcaf7"/>
    </style:style>
    <style:style style:name="T139" style:family="text">
      <style:text-properties officeooo:rsid="00412cb1"/>
    </style:style>
    <style:style style:name="T140" style:family="text">
      <style:text-properties officeooo:rsid="00437571"/>
    </style:style>
    <style:style style:name="T141" style:family="text">
      <style:text-properties officeooo:rsid="0044c7b2"/>
    </style:style>
    <style:style style:name="T142" style:family="text">
      <style:text-properties fo:font-size="14pt" fo:font-weight="bold" officeooo:rsid="001eafdd" style:font-size-asian="14pt" style:font-weight-asian="bold" style:font-size-complex="14pt" style:font-weight-complex="bold"/>
    </style:style>
    <style:style style:name="T143" style:family="text">
      <style:text-properties fo:font-size="14pt" fo:font-weight="bold" officeooo:rsid="00469820" style:font-size-asian="14pt" style:font-weight-asian="bold" style:font-size-complex="14pt" style:font-weight-complex="bold"/>
    </style:style>
    <style:style style:name="T144" style:family="text">
      <style:text-properties fo:font-size="14pt" fo:font-weight="bold" officeooo:rsid="001cebf8" style:font-size-asian="14pt" style:language-asian="da" style:country-asian="DK" style:font-weight-asian="bold" style:font-size-complex="14pt" style:font-weight-complex="bold"/>
    </style:style>
    <style:style style:name="T145" style:family="text">
      <style:text-properties fo:font-size="14pt" fo:font-weight="bold" officeooo:rsid="001ecf12" style:font-size-asian="14pt" style:language-asian="da" style:country-asian="DK" style:font-weight-asian="bold" style:font-size-complex="14pt" style:font-weight-complex="bold"/>
    </style:style>
    <style:style style:name="T146" style:family="text">
      <style:text-properties fo:font-size="14pt" fo:font-weight="bold" officeooo:rsid="001eafdd" style:font-size-asian="14pt" style:language-asian="da" style:country-asian="DK" style:font-weight-asian="bold" style:font-size-complex="14pt" style:font-weight-complex="bold"/>
    </style:style>
    <style:style style:name="T147" style:family="text">
      <style:text-properties officeooo:rsid="003d0d54"/>
    </style:style>
    <style:style style:name="T148" style:family="text">
      <style:text-properties officeooo:rsid="004b7088"/>
    </style:style>
    <style:style style:name="T149" style:family="text">
      <style:text-properties fo:color="#800000" officeooo:rsid="004b9c24"/>
    </style:style>
    <style:style style:name="T150" style:family="text">
      <style:text-properties fo:color="#800000" style:text-position="super 58%" officeooo:rsid="004db752"/>
    </style:style>
    <style:style style:name="T151" style:family="text">
      <style:text-properties fo:color="#800000" officeooo:rsid="002281eb"/>
    </style:style>
    <style:style style:name="T152" style:family="text">
      <style:text-properties fo:color="#800000" officeooo:rsid="004db1e6"/>
    </style:style>
    <style:style style:name="T153" style:family="text">
      <style:text-properties officeooo:rsid="004db752"/>
    </style:style>
    <style:style style:name="T154" style:family="text">
      <style:text-properties fo:color="#000000"/>
    </style:style>
    <style:style style:name="T155" style:family="text">
      <style:text-properties fo:color="#000000" fo:font-style="normal" style:font-style-asian="normal" style:font-style-complex="normal"/>
    </style:style>
    <style:style style:name="T156" style:family="text">
      <style:text-properties fo:color="#000000" fo:font-style="normal" fo:font-weight="bold" style:font-style-asian="normal" style:font-weight-asian="bold" style:font-style-complex="normal" style:font-weight-complex="bold"/>
    </style:style>
    <style:style style:name="T157" style:family="text">
      <style:text-properties fo:color="#000000" fo:font-style="italic" style:font-style-asian="italic" style:font-style-complex="italic"/>
    </style:style>
    <style:style style:name="T158" style:family="text">
      <style:text-properties fo:color="#000000" officeooo:rsid="00412cb1"/>
    </style:style>
    <style:style style:name="T159" style:family="text">
      <style:text-properties fo:color="#000000" officeooo:rsid="00233600"/>
    </style:style>
    <style:style style:name="T160" style:family="text">
      <style:text-properties fo:color="#000000" officeooo:rsid="004b7088"/>
    </style:style>
    <style:style style:name="T161" style:family="text">
      <style:text-properties fo:color="#000000" officeooo:rsid="003d0d54"/>
    </style:style>
    <style:style style:name="T162" style:family="text">
      <style:text-properties officeooo:rsid="004b9c24"/>
    </style:style>
    <style:style style:name="T163" style:family="text">
      <style:text-properties officeooo:rsid="004db1e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142">Extended </text:span><text:span text:style-name="T143">M</text:span><text:span text:style-name="T142">ethods for: </text:span><text:span text:style-name="T144">The Importance of ice sheet growth and retreat on </text:span><text:span text:style-name="T145">magmatism</text:span><text:span text:style-name="T144"> and mantle </text:span><text:span text:style-name="T146">CO</text:span><text:span text:style-name="T16">2</text:span><text:span text:style-name="T146"> flux</text:span></text:p>
      <text:p text:style-name="P2"/>
      <text:p text:style-name="P3"><text:span text:style-name="T76">John J. Armitage</text:span><text:span text:style-name="T50">1</text:span><text:span text:style-name="T76">, David J. Ferguson</text:span><text:span text:style-name="T50">2</text:span><text:span text:style-name="T76">, Kenni D. Petersen</text:span><text:span text:style-name="T50">3</text:span><text:span text:style-name="T76">, Timothy Creyts</text:span><text:span text:style-name="T50">4</text:span></text:p>
      <text:p text:style-name="P4"/>
      <text:p text:style-name="P5">1. Dynamique des Fluides Géologiques, Institut de Physique du Globe de Paris, Paris, France</text:p>
      <text:p text:style-name="P5">2. School of Earth and Environment, University of Leeds, Leeds, U.K.</text:p>
      <text:p text:style-name="P5">3. Department of Geoscience, University of Aarhus, Aarhus, Denmark</text:p>
      <text:p text:style-name="P6">4. Lamont-Doherty Earth Observatory, Columbia University, U.S.A</text:p>
      <text:p text:style-name="P6"/>
      <text:p text:style-name="P7"><text:span text:style-name="T138">Generating an </text:span>Ice sheet History</text:p>
      <text:p text:style-name="P7"/>
      <text:p text:style-name="P54"><text:span text:style-name="T97">Our goal is to create realizations of ice loading over the </text:span><text:span text:style-name="T100">Iceland</text:span><text:span text:style-name="T97"> rift zone. The ice volume history of Iceland through the entire last glacial period is fragmentary, and poorly constrained prior to the Last Glacial Maximum (26-110 ka)</text:span><text:span text:style-name="T52">1</text:span><text:span text:style-name="T97">. <text:s/>This lack of information is a result of the growth of the ice sheet to the LGM (~19-26.5ka)</text:span><text:span text:style-name="T52">1,2</text:span><text:span text:style-name="T100">,</text:span><text:span text:style-name="T97"> because it reworks prior deposits and remobilizes sediments, obscuring the earlier record</text:span><text:span text:style-name="T52">3</text:span><text:span text:style-name="T97">. Additionally, we are mainly interested in the loading history and less concerned with the extent, glacial features, or </text:span><text:span text:style-name="T101"><text:s/>ice rafted debris</text:span><text:span text:style-name="T97">, that are specific to the extent and configuration of the Icelandic Ice Sheet. We therefore only require a realization from which to run the </text:span><text:span text:style-name="T100">melting </text:span><text:span text:style-name="T97">model. </text:span><text:span text:style-name="T100">Hence we believe</text:span><text:span text:style-name="T97"> simplified </text:span><text:span text:style-name="T100">ice sheet history</text:span><text:span text:style-name="T97"> is sufficient to understand the magmatism in Iceland. </text:span></text:p>
      <text:p text:style-name="P42"/>
      <text:p text:style-name="P44"><text:span text:style-name="T97">We develop a simple method of reconstructing the volume using published ice sheet model results. <text:s/>We use the results of </text:span><text:span text:style-name="T100">Patton et al.</text:span><text:span text:style-name="T52">4</text:span><text:span text:style-name="T97"> to identify the ice thickness over the rift zone. Their model results are designed to understand the configuration of the ice sheet during the deglaciation. <text:s/>This time period is also the best constrained in terms of the sea level history</text:span><text:span text:style-name="T52">5,6</text:span><text:span text:style-name="T97"> and deglacial climate</text:span><text:span text:style-name="T52">7</text:span><text:span text:style-name="T97">. Recognizing that the Patton </text:span><text:span text:style-name="T100">et al.</text:span><text:span text:style-name="T97"> model</text:span><text:span text:style-name="T52">4</text:span><text:span text:style-name="T97"> is driven by the NGRIP climate record</text:span><text:span text:style-name="T52">7</text:span><text:span text:style-name="T51"> </text:span><text:span text:style-name="T97">and also that the volume of ice sheets is also contained in sea level histories</text:span><text:span text:style-name="T52">5</text:span><text:span text:style-name="T97">, we use these to constrain ice sheet history prior to the LGM. <text:s/></text:span></text:p>
      <text:p text:style-name="P42"/>
      <text:p text:style-name="P44"><text:span text:style-name="T97">We create rift zone loading histories that extend back through the last glacial to the previous interglacial period. We perform a parametric regression on the rift ice load, the NGRIP δ</text:span><text:span text:style-name="T51">18</text:span><text:span text:style-name="T97">O record, and the deglacial sea level record through the deglaciation. We then use the coefficients of the deglacial history to extend the ice sheet load back in time using published sea level records</text:span><text:span text:style-name="T52">8-10</text:span><text:span text:style-name="T97">. </text:span></text:p>
      <text:p text:style-name="P42"/>
      <text:p text:style-name="P44"><text:span text:style-name="T97">We regress the ice sheet results against the ice core δ</text:span><text:span text:style-name="T51">18</text:span><text:span text:style-name="T97">O</text:span><text:span text:style-name="T51"> </text:span><text:span text:style-name="T52">7</text:span><text:span text:style-name="T97"> and the relative sea level curve</text:span><text:span text:style-name="T51"> </text:span><text:span text:style-name="T52">5</text:span><text:span text:style-name="T97">: </text:span></text:p>
      <text:p text:style-name="P48"><draw:frame draw:style-name="fr1" draw:name="Object27" text:anchor-type="as-char" svg:y="-0.1484in" svg:width="1.7902in" svg:height="0.2098in" draw:z-index="24"><draw:object xlink:href="./Object 27" xlink:type="simple" xlink:show="embed" xlink:actuate="onLoad"/><draw:image xlink:href="./ObjectReplacements/Object 27" xlink:type="simple" xlink:show="embed" xlink:actuate="onLoad"/></draw:frame>.<text:tab/><text:span text:style-name="T137">(1)</text:span></text:p>
      <text:p text:style-name="P45"><text:span text:style-name="T113">W</text:span><text:span text:style-name="T109">e seek an index for the volume of the Icelandic Ice Sheet</text:span><text:span text:style-name="T114"> v</text:span><text:span text:style-name="T12">ind</text:span><text:span text:style-name="T109"> by solving for the coefficients </text:span><text:span text:style-name="T114">a</text:span><text:span text:style-name="T13">1</text:span><text:span text:style-name="T109"> and </text:span><text:span text:style-name="T114">a</text:span><text:span text:style-name="T13">2</text:span><text:span text:style-name="T109"> as well as the offset </text:span><text:span text:style-name="T114">c </text:span><text:span text:style-name="T116">as well as the offset c where </text:span><text:span text:style-name="T115">δ</text:span><text:span text:style-name="T14">NGRIP</text:span><text:span text:style-name="T115"> </text:span><text:span text:style-name="T116">is the ice core oxygen isotope record and <text:s/></text:span><text:span text:style-name="T115">Δξ</text:span><text:span text:style-name="T14">esl</text:span><text:span text:style-name="T116"> is the relative sea level height</text:span><text:span text:style-name="T109">. We use the results of Patton et al.</text:span><text:span text:style-name="T53">4</text:span><text:span text:style-name="T109"> from 10 ka to 23.5 ka so that </text:span><text:span text:style-name="T114">a</text:span><text:span text:style-name="T13">1</text:span><text:span text:style-name="T109"> = -21.94, </text:span><text:span text:style-name="T114">a</text:span><text:span text:style-name="T13">2</text:span><text:span text:style-name="T109"> = -4.993. Fig. </text:span><text:span text:style-name="T111">1</text:span><text:span text:style-name="T109"> shows how each of the input time series yields the scaled time series. <text:s/>We then apply these coefficients to the remainder of the NGRIP and sea level histories to get the loading from 120,000 years to the present </text:span><text:span text:style-name="T111">(Fig. 2)</text:span><text:span text:style-name="T109">. Because sea level is not well-constrained through the last glacial period, we utilize three different sea level curves</text:span><text:span text:style-name="T53">8-10</text:span><text:span text:style-name="T109"> to produce the relative ice sheet volume </text:span><text:span text:style-name="T110">(Fig. 2)</text:span><text:span text:style-name="T109">. </text:span><text:span text:style-name="T113">We then scale the ice sheet histories to give a maximum ice sheet thickness of 1800 m. </text:span><text:span text:style-name="T111">We force the melting model with the two ice sheet histories, the </text:span><text:span text:style-name="T112">M1</text:span><text:span text:style-name="T111"> model based on the sea level curve ICE-5G</text:span><text:span text:style-name="T53">8</text:span><text:span text:style-name="T111"> and the model </text:span><text:span text:style-name="T112">M</text:span><text:span text:style-name="T111">2 </text:span><text:span text:style-name="T112">based</text:span><text:span text:style-name="T111"> on the sea level curve of Pico et al.</text:span><text:span text:style-name="T53">10</text:span><text:span text:style-name="T111">.</text:span></text:p>
      <text:p text:style-name="P8"/>
      <text:p text:style-name="P9"><text:soft-page-break/>Numerical <text:span text:style-name="T73">Melting </text:span>Model Description and Methods</text:p>
      <text:p text:style-name="P18"/>
      <text:p text:style-name="P43">We solve for the conservation of energy and the vertical percolation of melt within a one-dimensional vertical column. <text:span text:style-name="T94">W</text:span>e define a average velocity of the solid and liquid phases<text:span text:style-name="T56">11</text:span>,</text:p>
      <text:p text:style-name="P47"><draw:frame draw:style-name="fr1" draw:name="Object1" text:anchor-type="as-char" svg:y="-0.152in" svg:width="1.3181in" svg:height="0.2134in" draw:z-index="0"><draw:object xlink:href="./Object 1" xlink:type="simple" xlink:show="embed" xlink:actuate="onLoad"/><draw:image xlink:href="./ObjectReplacements/Object 1" xlink:type="simple" xlink:show="embed" xlink:actuate="onLoad"/></draw:frame><text:tab/><text:span text:style-name="T1">(2)</text:span></text:p>
      <text:p text:style-name="P18">where <text:span text:style-name="T17">φ</text:span> is porosity, <text:span text:style-name="T17">v</text:span><text:span text:style-name="T3">s</text:span> is the solid mantle velocity, <text:span text:style-name="T17">v</text:span><text:span text:style-name="T3">l</text:span> is the melt velocity. <text:span text:style-name="T77">All model parameters are listed in Table 1. </text:span>The change in surface load is assumed to impact the average velocity. We calculate the displacement due to a <text:span text:style-name="T94">ice sheet</text:span> where the change in surface displacement, <text:span text:style-name="T17">w</text:span><text:span text:style-name="T3">0</text:span>, with time is given by <text:span text:style-name="T94">[12]</text:span>,</text:p>
      <text:p text:style-name="P23"><draw:frame draw:style-name="fr1" draw:name="Object2" text:anchor-type="as-char" svg:y="-0.2917in" svg:width="1.4409in" svg:height="0.4654in" draw:z-index="1"><draw:object xlink:href="./Object 2" xlink:type="simple" xlink:show="embed" xlink:actuate="onLoad"/><draw:image xlink:href="./ObjectReplacements/Object 2" xlink:type="simple" xlink:show="embed" xlink:actuate="onLoad"/></draw:frame><text:tab/>(<text:span text:style-name="T139">3</text:span>)</text:p>
      <text:p text:style-name="P18">where <text:span text:style-name="T17">N</text:span> is the elastic flexural rigidity, <text:span text:style-name="T17">P</text:span><text:span text:style-name="T3">ice</text:span> is the load die to the ice sheet, and <text:span text:style-name="T17">τ</text:span><text:span text:style-name="T3">e</text:span> is the viscoelastic decay time. The elastic flexural rigidity is given by,</text:p>
      <text:p text:style-name="P23"><draw:frame draw:style-name="fr1" draw:name="Object3" text:anchor-type="as-char" svg:y="-0.2693in" svg:width="1.1165in" svg:height="0.4543in" draw:z-index="2"><draw:object xlink:href="./Object 3" xlink:type="simple" xlink:show="embed" xlink:actuate="onLoad"/><draw:image xlink:href="./ObjectReplacements/Object 3" xlink:type="simple" xlink:show="embed" xlink:actuate="onLoad"/></draw:frame><text:tab/>(<text:span text:style-name="T139">4</text:span>)</text:p>
      <text:p text:style-name="P18">where <text:span text:style-name="T17">E</text:span> is Young's modulus, <text:span text:style-name="T17">T</text:span><text:span text:style-name="T3">e</text:span> is the effective elastic thickness, and <text:span text:style-name="T17">μ</text:span> is Poisson's ratio. The viscoelastic decay time is defined as<text:span text:style-name="T47"> </text:span><text:span text:style-name="T56">12</text:span>,</text:p>
      <text:p text:style-name="P24"><draw:frame draw:style-name="fr1" draw:name="Object4" text:anchor-type="as-char" svg:y="-0.2693in" svg:width="0.6992in" svg:height="0.4181in" draw:z-index="3"><draw:object xlink:href="./Object 4" xlink:type="simple" xlink:show="embed" xlink:actuate="onLoad"/><draw:image xlink:href="./ObjectReplacements/Object 4" xlink:type="simple" xlink:show="embed" xlink:actuate="onLoad"/></draw:frame><text:tab/>(<text:span text:style-name="T139">5</text:span>)</text:p>
      <text:p text:style-name="P18">where <text:span text:style-name="T17">η</text:span><text:span text:style-name="T4">s</text:span> is the viscosity of the lithosphere. Equation <text:span text:style-name="T139">3</text:span> is solved using a simple finite element model with linear weighting functions, to solve for <text:span text:style-name="T17">w</text:span><text:span text:style-name="T4">0</text:span> as a function of time due to the change in surface load. The vertical velocity of the mantle below is then updated by the rate of change in displacement due to the surface load, assuming that the displacement decays with depth as a function of the wavelength (width), <text:span text:style-name="T17">λ</text:span>, of the ice load<text:span text:style-name="T56">13</text:span>,</text:p>
      <text:p text:style-name="P24"><draw:frame draw:style-name="fr1" draw:name="Object5" text:anchor-type="as-char" svg:y="-0.2618in" svg:width="1.5425in" svg:height="0.3783in" draw:z-index="4"><draw:object xlink:href="./Object 5" xlink:type="simple" xlink:show="embed" xlink:actuate="onLoad"/><draw:image xlink:href="./ObjectReplacements/Object 5" xlink:type="simple" xlink:show="embed" xlink:actuate="onLoad"/></draw:frame><text:tab/><text:span text:style-name="T31">(6)</text:span></text:p>
      <text:p text:style-name="P18">Therefore the vertical velocity is given by,</text:p>
      <text:p text:style-name="P23"><draw:frame draw:style-name="fr1" draw:name="Object6" text:anchor-type="as-char" svg:y="-0.2437in" svg:width="0.8319in" svg:height="0.3929in" draw:z-index="5"><draw:object xlink:href="./Object 6" xlink:type="simple" xlink:show="embed" xlink:actuate="onLoad"/><draw:image xlink:href="./ObjectReplacements/Object 6" xlink:type="simple" xlink:show="embed" xlink:actuate="onLoad"/></draw:frame><text:tab/><text:span text:style-name="T31">(7)</text:span></text:p>
      <text:p text:style-name="P18">where <text:span text:style-name="T18">u</text:span> is the constant upwelling rate.</text:p>
      <text:p text:style-name="P18"/>
      <text:p text:style-name="P26">The model is then either run as a single upwelling column with a fixed upwelling rate (1D) or we use the steady state solution to the corner flow of mantle hitting a horizontal plain to get create a 2D flow field from which to extract the vertical upwelling rate<text:span text:style-name="T66">14</text:span>. In the 1D version the displacement at the centre of the model, <draw:frame draw:style-name="fr1" draw:name="Object29" text:anchor-type="as-char" svg:y="-0.1484in" svg:width="0.55in" svg:height="0.1839in" draw:z-index="26"><draw:object xlink:href="./Object 29" xlink:type="simple" xlink:show="embed" xlink:actuate="onLoad"/><draw:image xlink:href="./ObjectReplacements/Object 29" xlink:type="simple" xlink:show="embed" xlink:actuate="onLoad"/></draw:frame>, is used to perturb the vertical velocity, while in the 2D version we take take a width of displacement from 0 to 80 km from the centre of extension, and assume melt travels vertically upwards in 1D columns. The displacement at each point from 0 to 80 km is used to perturb the vertical velocity from the corner flow solution.</text:p>
      <text:p text:style-name="P26"/>
      <text:p text:style-name="P18">To calculate the <text:span text:style-name="T31">vertical</text:span> flow of melt as function of variations in the decompression rate, the conservation of energy is given by,</text:p>
      <text:p text:style-name="P24"><draw:frame draw:style-name="fr1" draw:name="Object7" text:anchor-type="as-char" svg:y="-0.2681in" svg:width="1.9591in" svg:height="0.4409in" draw:z-index="6"><draw:object xlink:href="./Object 7" xlink:type="simple" xlink:show="embed" xlink:actuate="onLoad"/><draw:image xlink:href="./ObjectReplacements/Object 7" xlink:type="simple" xlink:show="embed" xlink:actuate="onLoad"/></draw:frame><text:tab/><text:span text:style-name="T31">(8)</text:span></text:p>
      <text:p text:style-name="P46"><text:span text:style-name="T32">where </text:span><text:span text:style-name="T36">m</text:span><text:span text:style-name="T32"> is the melt production rate, </text:span><text:span text:style-name="T36">L</text:span><text:span text:style-name="T32"> is the latent heat of fusion, </text:span><text:span text:style-name="T35">T</text:span><text:span text:style-name="T32"> is temperature, and </text:span><text:span text:style-name="T35">κ</text:span><text:span text:style-name="T32"> is the thermal diffusion coefficient. </text:span><text:span text:style-name="T33">The latent heat is given by,</text:span><text:span text:style-name="T33"><draw:frame draw:style-name="fr1" draw:name="Object25" text:anchor-type="as-char" svg:y="-0.1484in" svg:width="0.928in" svg:height="0.2098in" draw:z-index="28"><draw:object xlink:href="./Object 25" xlink:type="simple" xlink:show="embed" xlink:actuate="onLoad"/><draw:image xlink:href="./ObjectReplacements/Object 25" xlink:type="simple" xlink:show="embed" xlink:actuate="onLoad"/></draw:frame></text:span>, <text:span text:style-name="T33">where </text:span><text:span text:style-name="T37">ΔS</text:span><text:span text:style-name="T33"> is the entropy change due to melting and </text:span><text:span text:style-name="T37">C</text:span><text:span text:style-name="T10">p</text:span><text:span text:style-name="T33"> is the heat capacity. T</text:span><text:span text:style-name="T32">he conservation of mass for the liquid phase is given by,</text:span></text:p>
      <text:p text:style-name="P24"><text:soft-page-break/><draw:frame draw:style-name="fr1" draw:name="Object8" text:anchor-type="as-char" svg:y="-0.2256in" svg:width="1.3634in" svg:height="0.3752in" draw:z-index="7"><draw:object xlink:href="./Object 8" xlink:type="simple" xlink:show="embed" xlink:actuate="onLoad"/><draw:image xlink:href="./ObjectReplacements/Object 8" xlink:type="simple" xlink:show="embed" xlink:actuate="onLoad"/></draw:frame><text:tab/><text:span text:style-name="T31">(9)</text:span></text:p>
      <text:p text:style-name="P18"/>
      <text:p text:style-name="P18">To relate the solid velocity to the liquid velocity we turn to Darcy's law,</text:p>
      <text:p text:style-name="P24"><draw:frame draw:style-name="fr1" draw:name="Object9" text:anchor-type="as-char" svg:y="-0.2929in" svg:width="2.0362in" svg:height="0.4626in" draw:z-index="8"><draw:object xlink:href="./Object 9" xlink:type="simple" xlink:show="embed" xlink:actuate="onLoad"/><draw:image xlink:href="./ObjectReplacements/Object 9" xlink:type="simple" xlink:show="embed" xlink:actuate="onLoad"/></draw:frame><text:tab/><text:span text:style-name="T31">(10)</text:span></text:p>
      <text:p text:style-name="P18">where <text:span text:style-name="T18">k</text:span><text:span text:style-name="T4">0</text:span> is the permeability coefficient, <text:span text:style-name="T18">n</text:span> is the exponent on the assumed power law relation between permeability and porosity, <text:span text:style-name="T17">Δρ</text:span> is the density difference between melt and the solid mantle, <text:span text:style-name="T17">g</text:span> is gravity, and <text:span text:style-name="T18">P</text:span> is the pore pressure. We simplify equation <text:span text:style-name="T139">10</text:span> by assuming that the compaction length scale is very small, the zero-compaction length approximation<text:span text:style-name="T56">1</text:span><text:span text:style-name="T66">5</text:span>. This means that Darcy's law becomes,</text:p>
      <text:p text:style-name="P24"><draw:frame draw:style-name="fr1" draw:name="Object10" text:anchor-type="as-char" svg:y="-0.2929in" svg:width="1.5425in" svg:height="0.4035in" draw:z-index="9"><draw:object xlink:href="./Object 10" xlink:type="simple" xlink:show="embed" xlink:actuate="onLoad"/><draw:image xlink:href="./ObjectReplacements/Object 10" xlink:type="simple" xlink:show="embed" xlink:actuate="onLoad"/></draw:frame><text:tab/><text:span text:style-name="T31">(11)</text:span></text:p>
      <text:p text:style-name="P18">Furthermore, we substitute <text:span text:style-name="T18">v</text:span><text:span text:style-name="T4">s</text:span> with <text:span text:style-name="T31">the average velocity</text:span> (equation <text:span text:style-name="T139">2</text:span>) to get,</text:p>
      <text:p text:style-name="P23"><draw:frame draw:style-name="fr1" draw:name="Object11" text:anchor-type="as-char" svg:y="-0.2929in" svg:width="1.9425in" svg:height="0.4035in" draw:z-index="10"><draw:object xlink:href="./Object 11" xlink:type="simple" xlink:show="embed" xlink:actuate="onLoad"/><draw:image xlink:href="./ObjectReplacements/Object 11" xlink:type="simple" xlink:show="embed" xlink:actuate="onLoad"/></draw:frame><text:tab/><text:span text:style-name="T31">(12)</text:span></text:p>
      <text:p text:style-name="P18">This form of Darcy's law allows us to substitute for <text:span text:style-name="T19">v</text:span><text:span text:style-name="T5">l</text:span> within the conservation of the liquid phase to give,</text:p>
      <text:p text:style-name="P24"><draw:frame draw:style-name="fr1" draw:name="Object12" text:anchor-type="as-char" svg:y="-0.2693in" svg:width="2.7882in" svg:height="0.439in" draw:z-index="11"><draw:object xlink:href="./Object 12" xlink:type="simple" xlink:show="embed" xlink:actuate="onLoad"/><draw:image xlink:href="./ObjectReplacements/Object 12" xlink:type="simple" xlink:show="embed" xlink:actuate="onLoad"/></draw:frame><text:tab/><text:span text:style-name="T38">(13)</text:span></text:p>
      <text:p text:style-name="P18">Here we assume that <draw:frame draw:style-name="fr1" draw:name="Object13" text:anchor-type="as-char" svg:y="-0.1484in" svg:width="0.7654in" svg:height="0.1839in" draw:z-index="12"><draw:object xlink:href="./Object 13" xlink:type="simple" xlink:show="embed" xlink:actuate="onLoad"/><draw:image xlink:href="./ObjectReplacements/Object 13" xlink:type="simple" xlink:show="embed" xlink:actuate="onLoad"/></draw:frame>.</text:p>
      <text:p text:style-name="P18"/>
      <text:p text:style-name="P18">Equations <text:span text:style-name="T139">8</text:span> and <text:span text:style-name="T38">13</text:span> are coupled by the melt production rate. We calculate the melting rate from the temperature difference above the solidus. The solidus is a function of water content, depletion, temperature and pressure. In the energy balance we have ignored the loss of heat as the mantle decompresses, but the adiabatic gradient needs to be accounted for within the thermodynamic balance for the melting equations. Assuming the mantle is dehydrated it is calculated as,</text:p>
      <text:p text:style-name="P24"><draw:frame draw:style-name="fr1" draw:name="Object14" text:anchor-type="as-char" svg:y="-0.3138in" svg:width="2.7402in" svg:height="0.511in" draw:z-index="13"><draw:object xlink:href="./Object 14" xlink:type="simple" xlink:show="embed" xlink:actuate="onLoad"/><draw:image xlink:href="./ObjectReplacements/Object 14" xlink:type="simple" xlink:show="embed" xlink:actuate="onLoad"/></draw:frame><text:tab/><text:span text:style-name="T39">(14)</text:span></text:p>
      <text:p text:style-name="P19">where<draw:frame draw:style-name="fr1" draw:name="Object15" text:anchor-type="as-char" svg:y="-0.1591in" svg:width="0.7839in" svg:height="0.2307in" draw:z-index="14"><draw:object xlink:href="./Object 15" xlink:type="simple" xlink:show="embed" xlink:actuate="onLoad"/><draw:image xlink:href="./ObjectReplacements/Object 15" xlink:type="simple" xlink:show="embed" xlink:actuate="onLoad"/></draw:frame>is the solidus depletion gradient, <text:span text:style-name="T20">F</text:span> is depletion,<draw:frame draw:style-name="fr1" draw:name="Object16" text:anchor-type="as-char" svg:y="-0.1591in" svg:width="0.7819in" svg:height="0.2307in" draw:z-index="15"><draw:object xlink:href="./Object 16" xlink:type="simple" xlink:show="embed" xlink:actuate="onLoad"/><draw:image xlink:href="./ObjectReplacements/Object 16" xlink:type="simple" xlink:show="embed" xlink:actuate="onLoad"/></draw:frame>is the solidus pressure gradient, <text:span text:style-name="T17">α</text:span> is the coefficient of thermal expansion, <text:span text:style-name="T20">C</text:span><text:span text:style-name="T6">p</text:span> is the heat capacity, and <text:span text:style-name="T20">P</text:span> is pressure. <text:span text:style-name="T162">We assume a mantle source that has 60% primitive mantle and 40% MORB</text:span><text:span text:style-name="T66">16</text:span><text:span text:style-name="T40">, and therefore is depleted relative to fertile mantle. We therefore assume a slightly higher solidus depletion gradient of 800°C</text:span><text:span text:style-name="T66">17,18</text:span><text:span text:style-name="T40">. This means that at steady state our models generate a depletion of roughly 10%.</text:span></text:p>
      <text:p text:style-name="P19"/>
      <text:p text:style-name="P19">The solidus is assumed to deepen in the presence of water,</text:p>
      <text:p text:style-name="P24"><draw:frame draw:style-name="fr1" draw:name="Object17" text:anchor-type="as-char" svg:y="-0.1602in" svg:width="1.9874in" svg:height="0.2484in" draw:z-index="16"><draw:object xlink:href="./Object 17" xlink:type="simple" xlink:show="embed" xlink:actuate="onLoad"/><draw:image xlink:href="./ObjectReplacements/Object 17" xlink:type="simple" xlink:show="embed" xlink:actuate="onLoad"/></draw:frame><text:tab/><text:span text:style-name="T40">(15)</text:span></text:p>
      <text:p text:style-name="P18">where the coefficients <text:span text:style-name="T17">K</text:span> and <text:span text:style-name="T17">γ</text:span> are from the parameterisation of <text:span text:style-name="T140">Katz et al.</text:span><text:span text:style-name="T57">1</text:span><text:span text:style-name="T66">9</text:span> (their equation 16), <text:span text:style-name="T17">D</text:span><text:span text:style-name="T7">H20</text:span> is the partition coefficient for water, and <text:span text:style-name="T17">C</text:span><text:span text:style-name="T3">H2O</text:span> is the concentration of water within the solid mantle. Therefore the melt productivity is given by,</text:p>
      <text:p text:style-name="P27"><draw:frame draw:style-name="fr1" draw:name="Object18" text:anchor-type="as-char" svg:y="-0.2437in" svg:width="1.7772in" svg:height="0.6689in" draw:z-index="17"><draw:object xlink:href="./Object 18" xlink:type="simple" xlink:show="embed" xlink:actuate="onLoad"/><draw:image xlink:href="./ObjectReplacements/Object 18" xlink:type="simple" xlink:show="embed" xlink:actuate="onLoad"/></draw:frame><text:tab/>(<text:span text:style-name="T139">16</text:span>)</text:p>
      <text:p text:style-name="P18">where <text:span text:style-name="T17">Δ</text:span><text:span text:style-name="T21">T = T - T</text:span><text:span text:style-name="T7">Swet</text:span><text:span text:style-name="T17"> </text:span>is the temperature difference between the mantle and the <text:span text:style-name="T40">wet </text:span>solidus, and <draw:frame draw:style-name="fr1" draw:name="Object19" text:anchor-type="as-char" svg:y="-0.1602in" svg:width="0.9181in" svg:height="0.248in" draw:z-index="18"><draw:object xlink:href="./Object 19" xlink:type="simple" xlink:show="embed" xlink:actuate="onLoad"/><draw:image xlink:href="./ObjectReplacements/Object 19" xlink:type="simple" xlink:show="embed" xlink:actuate="onLoad"/></draw:frame>is the solidus depletion gradient during the melting of a hydrated mantle. This is <text:soft-page-break/>calculated using the chain rule,</text:p>
      <text:p text:style-name="P24"><draw:frame draw:style-name="fr1" draw:name="Object20" text:anchor-type="as-char" svg:y="-0.2902in" svg:width="1.7965in" svg:height="0.4791in" draw:z-index="19"><draw:object xlink:href="./Object 20" xlink:type="simple" xlink:show="embed" xlink:actuate="onLoad"/><draw:image xlink:href="./ObjectReplacements/Object 20" xlink:type="simple" xlink:show="embed" xlink:actuate="onLoad"/></draw:frame><text:tab/><text:span text:style-name="T40">(17)</text:span></text:p>
      <text:p text:style-name="P18">The change in water composition as a function of depletion is calculated assuming a mass balance between the partitioning of water between the solid and melt phase,</text:p>
      <text:p text:style-name="P24"><draw:frame draw:style-name="fr1" draw:name="Object21" text:anchor-type="as-char" svg:y="-0.311in" svg:width="2.3154in" svg:height="0.5008in" draw:z-index="20"><draw:object xlink:href="./Object 21" xlink:type="simple" xlink:show="embed" xlink:actuate="onLoad"/><draw:image xlink:href="./ObjectReplacements/Object 21" xlink:type="simple" xlink:show="embed" xlink:actuate="onLoad"/></draw:frame><text:tab/><text:span text:style-name="T40">(18)</text:span></text:p>
      <text:p text:style-name="P18">and the gradient in solidus with water composition is from equation <text:span text:style-name="T40">15</text:span>,</text:p>
      <text:p text:style-name="P23"><draw:frame draw:style-name="fr1" draw:name="Object22" text:anchor-type="as-char" svg:y="-0.2693in" svg:width="1.989in" svg:height="0.4591in" draw:z-index="21"><draw:object xlink:href="./Object 22" xlink:type="simple" xlink:show="embed" xlink:actuate="onLoad"/><draw:image xlink:href="./ObjectReplacements/Object 22" xlink:type="simple" xlink:show="embed" xlink:actuate="onLoad"/></draw:frame><text:tab/><text:span text:style-name="T40">(19)</text:span></text:p>
      <text:p text:style-name="P18"/>
      <text:p text:style-name="P18">The calculation of melt production described in equations <text:span text:style-name="T40">14</text:span> to <text:span text:style-name="T40">19</text:span> can be unstable for small time steps as temperature is a function of the melt production and the melt production is a function of the temperature. The mantle composition also feeds back into the solidus and hence melt production. If the jump in temperature due to the movement of the solid mantle between time steps is too large, the model can become unstable. To improve stability we therefore implemented a simple Runga Kutta scheme to solve equations <text:span text:style-name="T40">14</text:span> to <text:span text:style-name="T40">19</text:span> once the temperature solution was found.</text:p>
      <text:p text:style-name="P18"/>
      <text:p text:style-name="P18">To track the composition of the melt we assume <text:span text:style-name="T40">disequilibrium</text:span> melting, <text:span text:style-name="T94">where t</text:span>he conservation of the solid composition, <text:span text:style-name="T17">C</text:span><text:span text:style-name="T7">s</text:span>, is given as<text:span text:style-name="T66">20</text:span>,</text:p>
      <text:p text:style-name="P23"><draw:frame draw:style-name="fr1" draw:name="Object23" text:anchor-type="as-char" svg:y="-0.2693in" svg:width="2.0453in" svg:height="0.439in" draw:z-index="22"><draw:object xlink:href="./Object 23" xlink:type="simple" xlink:show="embed" xlink:actuate="onLoad"/><draw:image xlink:href="./ObjectReplacements/Object 23" xlink:type="simple" xlink:show="embed" xlink:actuate="onLoad"/></draw:frame><text:tab/><text:span text:style-name="T40">(20)</text:span></text:p>
      <text:p text:style-name="P18">and the melt composition, <text:span text:style-name="T17">C</text:span><text:span text:style-name="T3">l</text:span>, can be written as follows<text:span text:style-name="T66">20</text:span>,</text:p>
      <text:p text:style-name="P24"><draw:frame draw:style-name="fr1" draw:name="Object24" text:anchor-type="as-char" svg:y="-0.2909in" svg:width="1.9126in" svg:height="0.461in" draw:z-index="23"><draw:object xlink:href="./Object 24" xlink:type="simple" xlink:show="embed" xlink:actuate="onLoad"/><draw:image xlink:href="./ObjectReplacements/Object 24" xlink:type="simple" xlink:show="embed" xlink:actuate="onLoad"/></draw:frame><text:tab/><text:span text:style-name="T40">(21)</text:span></text:p>
      <text:p text:style-name="P20">The melt composition is calculated from the solid composition and knowledge of the partition coefficient <text:span text:style-name="T17">D</text:span>. <text:span text:style-name="T79">The partition coefficient is a function of the mineral phase stability</text:span><text:span text:style-name="T58"> </text:span><text:span text:style-name="T66">21</text:span><text:span text:style-name="T79">,</text:span></text:p>
      <text:p text:style-name="P25"><draw:frame draw:style-name="fr1" draw:name="Object26" text:anchor-type="as-char" svg:y="-0.1484in" svg:width="3.6118in" svg:height="0.2098in" draw:z-index="25"><draw:object xlink:href="./Object 26" xlink:type="simple" xlink:show="embed" xlink:actuate="onLoad"/><draw:image xlink:href="./ObjectReplacements/Object 26" xlink:type="simple" xlink:show="embed" xlink:actuate="onLoad"/></draw:frame><text:tab/><text:span text:style-name="T79">(22)</text:span></text:p>
      <text:p text:style-name="P28">where <text:span text:style-name="T17">f</text:span><text:span text:style-name="T80"> is the proportion of each mineral within plagiolcase, spinel, and garnet peridotite, </text:span><text:span text:style-name="T17">D</text:span><text:span text:style-name="T3">ol</text:span><text:span text:style-name="T80">, etc, are the partition coefficients for Nb and carbon for each phase into melt, and </text:span><text:span text:style-name="T17">X</text:span><text:span text:style-name="T80"> represents plagioclase, spinel and garnet, respectively. <text:s/>The values for </text:span><text:span text:style-name="T17">f</text:span><text:span text:style-name="T80"> are taken from </text:span><text:span text:style-name="T86">Gibson &amp; Geist</text:span><text:span text:style-name="T59">22</text:span><text:span text:style-name="T81">. </text:span><text:span text:style-name="T40">For the trace element Nb we use the partition coefficients cited in Gurenko &amp; Chaussidon</text:span><text:span text:style-name="T66">23</text:span><text:span text:style-name="T40">, and for carbon we use the partition coefficients of Rosenthal et al.</text:span><text:span text:style-name="T60">2</text:span><text:span text:style-name="T66">4</text:span><text:span text:style-name="T40">. As previously mentioned, the initial mantle composition of Nb is assumed to be that of 60% primitive mantle and 40% MORB</text:span><text:span text:style-name="T66">16</text:span><text:span text:style-name="T40">. The water composition of the solid mantle is advected using equation 20, assuming a partition coefficient of 0.01 </text:span>for all phases<text:span text:style-name="T40">. </text:span>To account for the possible effects of fractional crystallisation on absolute Nb concentrations, we finally increase the Nb concentration in the erupted melts by 20%.</text:p>
      <text:p text:style-name="P28"/>
      <text:p text:style-name="P29">To convert the predicted concentration of carbon to a flux of CO<text:span text:style-name="T2">2</text:span> we assume that the flux of carbon is given by,</text:p>
      <text:p text:style-name="P29"><draw:frame draw:style-name="fr1" draw:name="Object28" text:anchor-type="as-char" svg:y="-0.152in" svg:width="2.2571in" svg:height="0.228in" draw:z-index="27"><draw:object xlink:href="./Object 28" xlink:type="simple" xlink:show="embed" xlink:actuate="onLoad"/><draw:image xlink:href="./ObjectReplacements/Object 28" xlink:type="simple" xlink:show="embed" xlink:actuate="onLoad"/></draw:frame><text:tab/><text:span text:style-name="T141">(23)</text:span></text:p>
      <text:p text:style-name="P29">where the factor 3.67 accounts for the conversion of carbon to CO<text:span text:style-name="T2">2</text:span>, <text:span text:style-name="T28">C</text:span><text:span text:style-name="T8">C</text:span><text:span text:style-name="T141"> is the carbon concentration in the melt at</text:span><text:span text:style-name="T28"> φ</text:span><text:span text:style-name="T8">surface</text:span><text:span text:style-name="T141">, the upper boundary of the model, and </text:span><text:span text:style-name="T28">A</text:span><text:span text:style-name="T141"> is the surface area of magmatism, which is assumed to be 30,000 km</text:span><text:span text:style-name="T64">2</text:span><text:span text:style-name="T141">. </text:span></text:p>
      <text:p text:style-name="P18"/>
      <text:p text:style-name="P1"><text:soft-page-break/><text:span text:style-name="T154">We first solve equations </text:span><text:span text:style-name="T158">8</text:span><text:span text:style-name="T154"> and </text:span><text:span text:style-name="T158">13</text:span><text:span text:style-name="T154">, decomposing the diffusion and advection components and using a standard second order accurate explicit finite difference scheme for the diffusion and a flux conservative total variance diminishing </text:span><text:span text:style-name="T159">(TVD) </text:span><text:span text:style-name="T154">scheme for the advection term. Once we have solved for porosity and temperature, we calculate the melt and solid velocity using equation </text:span><text:span text:style-name="T159">1</text:span><text:span text:style-name="T154">, and update the solid and melt compositions (equations </text:span><text:span text:style-name="T158">20</text:span><text:span text:style-name="T154"> and </text:span><text:span text:style-name="T159">21) </text:span><text:span text:style-name="T154">us</text:span><text:span text:style-name="T159">ing</text:span><text:span text:style-name="T154"> the the same TVD scheme. The </text:span><text:span text:style-name="T159">codes, written in </text:span><text:span text:style-name="T154">MATLAB, </text:span><text:span text:style-name="T160">are</text:span><text:span text:style-name="T154"> available at </text:span><text:a xlink:type="simple" xlink:href="https://bitbucket.com/johnjarmitage/melt1d-icesheet/">http</text:a><text:a xlink:type="simple" xlink:href="https://bitbucket.com/johnjarmitage/melt1d-icesheet/"><text:span text:style-name="T161">s</text:span></text:a><text:a xlink:type="simple" xlink:href="https://bitbucket.com/johnjarmitage/melt1d-icesheet/"><text:span text:style-name="T154">://bit</text:span></text:a><text:a xlink:type="simple" xlink:href="https://bitbucket.com/johnjarmitage/melt1d-icesheet/"><text:span text:style-name="T161">b</text:span></text:a><text:a xlink:type="simple" xlink:href="https://bitbucket.com/johnjarmitage/melt1d-icesheet/">ucket.com/johnjarmitage/melt1d-icesheet/</text:a><text:span text:style-name="T154">.</text:span></text:p>
      <text:p text:style-name="P18"/>
      <text:p text:style-name="P9">Model sensitivity</text:p>
      <text:p text:style-name="P18">In order to understand the model sensitivity, we explore the effect of ice sheet width, the rheology of the lithosphere and the rate of decompression (Fig. <text:span text:style-name="T140">3</text:span>). We explore how changing these <text:span text:style-name="T163">three</text:span> parameters impacts the peak melt production due to a single step change in ice sheet thickness from 2 km to 0 km. By varying the rate of up-welling and the mantle temperature while keeping the other three parameters fixed, we find that melt production increases with decreasing up-welling rate, as the displacement will have a larger effect (Fig. <text:span text:style-name="T140">3</text:span>a). In 2-D simulations it has however been observed that the width of the zone of partial melting also changes with spreading rate, so countering this 1-D effect<text:span text:style-name="T61">2</text:span><text:span text:style-name="T66">5</text:span>.</text:p>
      <text:p text:style-name="P18"/>
      <text:p text:style-name="P18">The increase in melt production due to the step removal of the ice sheet is much more sensitive to the mechanical properties of the lithosphere (Fig. <text:span text:style-name="T140">3b</text:span>). If the elastic thickness and viscosity are low, then the quantity of melt generated is increased by a factor of 2500 % (Fig. <text:span text:style-name="T140">3b</text:span>) because, for low elastic thickness and viscosity, there is a maximum in flexural displacement. Furthermore, by varying the wavelength of the ice sheet, it can be seen that at wavelengths less than 200 km the geometry of the ice sheet strongly modulates the magnitude of the response, as the displacement due to unloading decreases with depth down the melting column as a exponential function of the wavelength (Fig. <text:span text:style-name="T140">3c</text:span>). Hence small ice sheets have a smaller impact on melt generation.</text:p>
      <text:p text:style-name="P18"/>
      <text:p text:style-name="P10">Conversion of model porosity to seismic velocity</text:p>
      <text:p text:style-name="P10"/>
      <text:p text:style-name="P30">A critical factor when investigating the effect of surface loading on the magma supply rate is the mantle permeability, with low permeability significantly dampening any signal caused by high-frequency pressure variations at the rift surface due to slow melt transport <text:span text:style-name="T75">(</text:span>Fig. <text:span text:style-name="T140">4</text:span>). To constrain th<text:span text:style-name="T75">e permeability</text:span> for Iceland we examined the effects of varying permeability on the seismic properties of the mantle in our model by converting our predicted 1D thermal structure and porosity to S-wave velocities, assuming that melt reduces the velocity by 7.9% per percent porosity<text:span text:style-name="T61">2</text:span><text:span text:style-name="T66">6</text:span> and including the effects of attenuation<text:span text:style-name="T61">2</text:span><text:span text:style-name="T66">7</text:span>. Recent joint inversion of teleseismic and ambient noise Rayleigh waves in Iceland would suggest that the S-wave velocity is between 4 and 3.8 kms<text:span text:style-name="T47">-1</text:span> at depths of 50 to 150 km<text:span text:style-name="T62">2</text:span><text:span text:style-name="T66">8</text:span> <text:span text:style-name="T75">(</text:span>Fig. <text:span text:style-name="T140">4</text:span>). We find a significantly better match to the seismic observations for the upper part of the mantle in models where permeability is higher (permeability coefficient of 10<text:span text:style-name="T47">-5</text:span> m<text:span text:style-name="T47">2</text:span>, equating to average melt transport rates of ~10 m yr<text:span text:style-name="T47">-1</text:span>), which leads to very low melt retention in the zone of partial melting (Fig. <text:span text:style-name="T140">4</text:span>b). If permeability is lower (permeability coefficient of 10<text:span text:style-name="T47">-7</text:span> m<text:span text:style-name="T47">2</text:span>, equating to average melt transport rates of ~1 m yr<text:span text:style-name="T47">-1</text:span>), then the models predict a high quantity of melt is retained and the seismic wave speed is reduced to speeds lower than inversion models would suggest is reasonable (Fig. <text:span text:style-name="T140">4</text:span>c).</text:p>
      <text:p text:style-name="P18"/>
      <text:p text:style-name="P11">Model evolution due to step changes in ice sheet thickness</text:p>
      <text:p text:style-name="P11"/>
      <text:p text:style-name="P49">We perturb the model with a periodic step function of glaciation and deglaciation that has a periodicity of 40 ka (Fig. <text:span text:style-name="T140">5</text:span>a). We explore the sensitivity of the model to change in the permeability of the mantle, varying the permeability coefficient, k<text:span text:style-name="T2">0</text:span>, from 10<text:span text:style-name="T47">-7</text:span> to 10<text:span text:style-name="T47">-5</text:span> m<text:span text:style-name="T47">2 </text:span><text:span text:style-name="T92">(e</text:span>quation 1<text:span text:style-name="T140">2</text:span>; red and black lines respectively in Fig. <text:span text:style-name="T140">5</text:span>). It is found that deglaciation creates a peak in melt eruption rates. <text:soft-page-break/>The permeability coefficient, which encompasses the effects of both the interconnectivity of the porous network and the viscosity of the melt, controls the velocity of melt percolation. For a permeability coefficient of 10<text:span text:style-name="T47">-7</text:span> m<text:span text:style-name="T47">2 </text:span>the average melt velocity is 1 myr<text:span text:style-name="T47">-1</text:span>, while for 10<text:span text:style-name="T47">-5</text:span> m<text:span text:style-name="T47">2 </text:span>the average melt velocity is 10 myr<text:span text:style-name="T47">-1</text:span>.</text:p>
      <text:p text:style-name="P49"/>
      <text:p text:style-name="P41">The peak in eruption rate is sensitive to the permeability (Fig. <text:span text:style-name="T140">5</text:span>b). The peak occurs sooner and with greater intensity if the permeability is high (10<text:span text:style-name="T47">-5</text:span> m<text:span text:style-name="T47">2</text:span>; Fig. <text:span text:style-name="T140">5</text:span>b). This is because the rate of melt percolation is much more rapid if the melt permeability is high<text:span text:style-name="T63">2</text:span><text:span text:style-name="T66">9</text:span>. The peak in melt production is diluted by the slower melt transport, and the signal of increased melt production reaches the surface with a delay of a few thousand years if the permeability is 10<text:span text:style-name="T47">-7</text:span> m<text:span text:style-name="T47">2</text:span> (Fig. <text:span text:style-name="T140">5</text:span>b). Interestingly, glaciation acts to gradually shut down melt generation as the signal of surface displacement travels down the 1-D model (Fig. <text:span text:style-name="T140">5</text:span>b). Carbon fluxes mirror the trend in melt eruption rate (Fig. <text:span text:style-name="T140">5</text:span>c), with sharp peaks upon deglaciation due to the increased flux of melt. We do not observe a significant delay between the CO<text:span text:style-name="T2">2</text:span> flux and eruption rate<text:span text:style-name="T61">2</text:span><text:span text:style-name="T66">9</text:span>, as we find that carbon partitions into the melt not only at the on-set of melt production. If the permeability is high, 10<text:span text:style-name="T47">-5</text:span> m<text:span text:style-name="T47">2</text:span>, there is a broad bulge in CO<text:span text:style-name="T2">2</text:span> flux that arrives after the peak. This secondary pulse is due to the arrival of deep carbon rich melts percolating upwards as the lower regions of the zone of partial melting recover.</text:p>
      <text:p text:style-name="P31"/>
      <text:p text:style-name="P12">Table Caption</text:p>
      <text:p text:style-name="P32"/>
      <text:p text:style-name="P12">Table 1<text:span text:style-name="T67">: List of model parameters as used within the main text. An asterisk denotes the parameters that were varied in Supplementary Fig. 1, </text:span><text:span text:style-name="T69">and within the main text. Our preferred values for the Icelandic model are displayed within the table.</text:span></text:p>
      <text:p text:style-name="P32"/>
      <text:p text:style-name="P10">Figure <text:span text:style-name="T74">Captions</text:span></text:p>
      <text:p text:style-name="P10"/>
      <text:p text:style-name="P56"><text:span text:style-name="T108">Fig. 1</text:span><text:span text:style-name="T125">: </text:span><text:span text:style-name="T124">We use the NGRIP δ</text:span><text:span text:style-name="T54">18</text:span><text:span text:style-name="T124">O, relative sea level history</text:span><text:span text:style-name="T55">5</text:span><text:span text:style-name="T124">, and ice thickness results</text:span><text:span text:style-name="T55">4</text:span><text:span text:style-name="T124"> to create a scaled thickness of the Icelandic Ice Sheet through the deglaciation. Our resultant history tends to preserve some high frequency characteristics of the δ</text:span><text:span text:style-name="T54">18</text:span><text:span text:style-name="T124">O record but mutes larger changes such as decrease in ice thickness at the start of the Bølling-Allerød (~14.7ka). </text:span></text:p>
      <text:p text:style-name="P10"/>
      <text:p text:style-name="P57"><text:span text:style-name="T125">Fig. 2</text:span><text:span text:style-name="T127">:</text:span><text:span text:style-name="T126"> Reconstructed ice volumes for 120,000 years to present. <text:s/>Here, we use the differing relative sea level reconstructions </text:span><text:span text:style-name="T128">not</text:span><text:span text:style-name="T126"> infer the relative volume of ice in Iceland. <text:s/>The curves match thought the regression period of 10000-23500 years.</text:span></text:p>
      <text:p text:style-name="P10"/>
      <text:p text:style-name="P21"><text:span text:style-name="T43">Fig. </text:span><text:span text:style-name="T46">3</text:span><text:span text:style-name="T41">: </text:span>Plots of % change in melting from steady-state to peak as a function of the model parameters; mantle potential temperature, up-welling rate, lithosphere viscosity, elastic thickness, and the width of the ice sheet. <text:span text:style-name="T78">(</text:span>a) <text:span text:style-name="T78">L</text:span>ithosphere viscosity is set to 10<text:span text:style-name="T47">21.5</text:span> Pa s, the elastic thickness is 30 km and the ice sheet width is 100 km. <text:span text:style-name="T78">(b) T</text:span>he up-welling rate is 30 mm yr<text:span text:style-name="T47">-1</text:span>, the mantle potential temperature is 1400 °C, and the ice sheet width,<text:span text:style-name="T74"> </text:span><text:span text:style-name="T22">λ,</text:span> is 100 km. <text:span text:style-name="T78">(c)</text:span> <text:span text:style-name="T78">T</text:span>he the up-welling rate is 30 mm yr<text:span text:style-name="T47">-1</text:span>, the mantle potential temperature is 1400 °C, and the lithosphere viscosity is 10<text:span text:style-name="T47">21.5</text:span> Pa s.</text:p>
      <text:p text:style-name="P21"/>
      <text:p text:style-name="P22"><text:span text:style-name="T42">Fig. </text:span><text:span text:style-name="T46">4</text:span><text:span text:style-name="T42">:</text:span> Profiles of porosity and S-wave seismic velocity for the two model permeabilities of <text:span text:style-name="T17">k</text:span><text:span text:style-name="T3">0</text:span>=10<text:span text:style-name="T47">-7</text:span> m<text:span text:style-name="T47">2</text:span> black line, and <text:span text:style-name="T17">k</text:span><text:span text:style-name="T3">0</text:span>=10<text:span text:style-name="T47">-5</text:span> m<text:span text:style-name="T47">2</text:span> red line. (a) Porosity plotted against depth at 0 ka (see Fig 2). (b) S-wave velocity from the joint inversion of teleseismic and ambien<text:span text:style-name="T78">t</text:span> noise Rayleigh waves<text:span text:style-name="T65">2</text:span><text:span text:style-name="T66">8</text:span> and the predicted S-wave profile from the high permeability case. The model includes the addition of the adiabatic gradient, the anharmonic effects from the mineralogy and effects of attenuation<text:span text:style-name="T65">2</text:span><text:span text:style-name="T66">7</text:span>. The dashed line assumes melt has no effect, the solid line includes a 7.9% reduction in V<text:span text:style-name="T2">S </text:span>per percent melt<text:span text:style-name="T65">2</text:span><text:span text:style-name="T66">6</text:span>. (c) S-wave velocity predictions for the low permeability case.</text:p>
      <text:p text:style-name="P21"><text:soft-page-break/></text:p>
      <text:p text:style-name="P13">Fig. <text:span text:style-name="T137">5</text:span><text:span text:style-name="T67">: <text:s/></text:span><text:span text:style-name="T68">Model response to a repeated s</text:span><text:span text:style-name="T67">tep change ice sheet </text:span><text:span text:style-name="T68">thickness. (a) Periodic change in ice sheet thickness assuming a width, </text:span><text:span text:style-name="T29">λ,</text:span><text:span text:style-name="T68"> </text:span><text:span text:style-name="T69">of</text:span><text:span text:style-name="T68"> 200 km. (b) Model response in terms of eruption rate. Here the model elastic thickness is 10 km, the viscosity is 10</text:span><text:span text:style-name="T49">21</text:span><text:span text:style-name="T68"> Pa s, the upwelling rate is 10 mm/yr, and the mantle temperature is 1350°C. The black line is for a permeability coefficient of 10</text:span><text:span text:style-name="T48">-7</text:span><text:span text:style-name="T68"> m</text:span><text:span text:style-name="T48">2</text:span><text:span text:style-name="T68">, and the red line is for a permeability coefficient of 10</text:span><text:span text:style-name="T48">-5</text:span><text:span text:style-name="T68"> m</text:span><text:span text:style-name="T48">2</text:span><text:span text:style-name="T68">. (c) Model response in terms of CO</text:span><text:span text:style-name="T9">2</text:span><text:span text:style-name="T68"> flux.</text:span></text:p>
      <text:p text:style-name="P15"/>
      <text:p text:style-name="P14"/>
      <text:p text:style-name="P16">References</text:p>
      <text:p text:style-name="P33"/>
      <text:p text:style-name="P55"><text:span text:style-name="T98">[1] </text:span><text:span text:style-name="T97">Geirsdóttir, A.. Pliocene and Pleistocene glaciations of Iceland: a brief overview of the glacial history. </text:span><text:span text:style-name="T102">In</text:span><text:span text:style-name="T97"> J. Ehlers, P.L. Gibbard, P. Hughes (Eds.), Quaternary Glaciations - Extent and Chronology, A Closer Look. </text:span><text:span text:style-name="T102">Developments in Quaternary Science</text:span><text:span text:style-name="T97">, </text:span><text:span text:style-name="T107">15</text:span><text:span text:style-name="T97">, 199-210. doi:10.1016/B978-0-444-53447-7.00016-7 </text:span><text:span text:style-name="T98">(2011)</text:span></text:p>
      <text:p text:style-name="P34"><text:span text:style-name="T98">[2] </text:span><text:span text:style-name="T97">Clark, P.U., Dyke, A. S., Shakun, </text:span><text:span text:style-name="T98">J. D., </text:span><text:span text:style-name="T97"><text:s/>Carlson, </text:span><text:span text:style-name="T98">A. E., </text:span><text:span text:style-name="T97">Clark, </text:span><text:span text:style-name="T98">J., </text:span><text:span text:style-name="T97">Wohlfarth, </text:span><text:span text:style-name="T98">B., </text:span><text:span text:style-name="T97">Mitrovica, </text:span><text:span text:style-name="T98">J. X., </text:span><text:span text:style-name="T97">Hostetler, </text:span><text:span text:style-name="T98">S. W., &amp; </text:span><text:span text:style-name="T97">McCabe, </text:span><text:span text:style-name="T98">A. M.,</text:span><text:span text:style-name="T97"> The Last Glacial Maximum. </text:span><text:span text:style-name="T102">Science</text:span><text:span text:style-name="T97">, </text:span><text:span text:style-name="T106">325, </text:span><text:span text:style-name="T97">710, doi:10.1126/science.1172873 </text:span><text:span text:style-name="T98">(2009)</text:span></text:p>
      <text:p text:style-name="P50"><text:span text:style-name="T34">[3] </text:span><text:span text:style-name="T97">Andrews, J. T., The role of the Iceland Ice Sheet in the North Atlantic during the late Quaternary: a review and evidence from Denmark Strait. </text:span><text:span text:style-name="T102">J</text:span><text:span text:style-name="T103">ournal of</text:span><text:span text:style-name="T102"> Quat</text:span><text:span text:style-name="T103">ernary</text:span><text:span text:style-name="T102"> Sci</text:span><text:span text:style-name="T103">ence</text:span><text:span text:style-name="T98">,</text:span><text:span text:style-name="T97"> </text:span><text:span text:style-name="T106">23</text:span><text:span text:style-name="T97">, 3-20, doi:10.1002/jqs.1142 </text:span><text:span text:style-name="T98">(2008)</text:span></text:p>
      <text:p text:style-name="P50"><text:span text:style-name="T117">[</text:span><text:span text:style-name="T118">4</text:span><text:span text:style-name="T117">] Patton, H., Hubbard, A., Bradwell, T., &amp; Schomacker, A., The configuration, sensitivity and rapid retreat of the Late Weichselian Icelandic ice sheet. </text:span><text:span text:style-name="T102">Earth-Science Reviews</text:span><text:span text:style-name="T117">, </text:span><text:span text:style-name="T119">166</text:span><text:span text:style-name="T121">, 223-245, doi: 10.1016/j.earscirev.2017.02.001 (2017)</text:span></text:p>
      <text:p text:style-name="P51"><text:span text:style-name="T121">[5] </text:span><text:span text:style-name="T123">Lambeck, K., Rouby, H., Purcell, A., Sun, Y., &amp; Sambridge, M. Sea level and global ice volumes from the Last Glacial Maximum to the Holocene. Proceedings of the National Academy of Sciences, 111(43), 15296-15303, doi: 10.1073/pnas.1411762111 (2014)</text:span></text:p>
      <text:p text:style-name="P52"><text:span text:style-name="T121">[6] Spratt, R.M., &amp; Lisiecki. L. E., A Late Pleistocene sea level stack. </text:span><text:span text:style-name="T104">Climate of the Past</text:span><text:span text:style-name="T121">, </text:span><text:span text:style-name="T120">12</text:span><text:span text:style-name="T121">, 1079-1092 doi:10.5194/cp-12-1079-2016, (2016)</text:span></text:p>
      <text:p text:style-name="P52">[7] <text:span text:style-name="T97">Andersen, K.K., Azuma, N., Barnola, J. -M., Bigler, M., Biscaye, P., Caillon, N., Chappellaz, J., <text:s/>Clausen, H. B., Dahl-Jensen, D., Fischer, H., Flückiger, J., Fritzsche, D., Fujii, Y., Goto-Azuma, K., Grønvold, K., Gundestrup, N. S., Hansson, M., Huber, C., Hvidberg, C. S., Johnsen, S. J., Jonsell, U., Jouzel, J., Kipfstuhl, S., Landais, A., Leuenberger, M., Lorrain, R., Masson-Delmotte, V., Miller, H., Motoyama, H., Narita, H., Popp, T., Rasmussen, S. O., Raynaud, D., Rothlisberger, R., Ruth, U., Samyn, D., Schwander, J., Shoji, H., Siggard-Andersen, M. -L., Steffensen, J. P., Stocker, T., Sveinbjörnsdóttir, A. E., Svensson A., Takata, M., Tison, J.- L., Thorsteinsson, T., Watanabe, O., Wilhelms, F., &amp; White, J. W. C.. High-resolution record of Northern Hemisphere climate extending into the last interglacial period. </text:span><text:span text:style-name="T102">Nature</text:span><text:span text:style-name="T97">, </text:span><text:span text:style-name="T106">431</text:span><text:span text:style-name="T97">, 174-151, doi:</text:span> <text:span text:style-name="T97">10.1038/nature02805, (2004)</text:span></text:p>
      <text:p text:style-name="P52"><text:span text:style-name="T97">[</text:span><text:span text:style-name="T99">8</text:span><text:span text:style-name="T97">] </text:span><text:span text:style-name="T117">Peltier, W. R., Global glacial isostacy and the surface of the ice-age Earth: The ICE-5G (VM2) model and grace. </text:span><text:span text:style-name="T102">Annual Reviews of Earth and Planetary Science</text:span><text:span text:style-name="T117">, </text:span><text:span text:style-name="T119">32</text:span><text:span text:style-name="T121">, 111-149 (2004)</text:span></text:p>
      <text:p text:style-name="P50"><text:span text:style-name="T98">[</text:span><text:span text:style-name="T99">9</text:span><text:span text:style-name="T98">] </text:span><text:span text:style-name="T97">Lambeck, K., </text:span><text:span text:style-name="T98">&amp;</text:span><text:span text:style-name="T97"> Chappell. </text:span><text:span text:style-name="T98">J., </text:span><text:span text:style-name="T97">Sea level change through the last glacial cycles. </text:span><text:span text:style-name="T102">Science</text:span><text:span text:style-name="T97">, </text:span><text:span text:style-name="T106">292,</text:span><text:span text:style-name="T97"> 679-686, doi: 10.1126/science.1059549 </text:span><text:span text:style-name="T98">(2001)</text:span></text:p>
      <text:p text:style-name="P52"><text:span text:style-name="T97">[1</text:span><text:span text:style-name="T99">0</text:span><text:span text:style-name="T97">] </text:span><text:span text:style-name="T121">Pico, T., Creveling, </text:span><text:span text:style-name="T122">J. R., &amp;</text:span><text:span text:style-name="T121"> Mitrovica, </text:span><text:span text:style-name="T122">J. X., </text:span><text:span text:style-name="T121">Sea-level records from the U.S. mid-Atlantic constrain Laurentide Ice Sheet extent during Marine Isotope Stage 3. </text:span><text:span text:style-name="T104">Nature Comm</text:span><text:span text:style-name="T105">unications</text:span><text:span text:style-name="T121">, </text:span><text:span text:style-name="T120">8</text:span><text:span text:style-name="T121"> 15621, 10.1038/ncomms15612 </text:span><text:span text:style-name="T122">(2017)</text:span></text:p>
      <text:p text:style-name="P17"><text:span text:style-name="T67">[</text:span><text:span text:style-name="T72">1</text:span><text:span text:style-name="T67">1] </text:span><text:span text:style-name="T70">Scott, </text:span><text:span text:style-name="T71">D. R.,</text:span><text:span text:style-name="T70"> Small-scale convection and mantle melting beneath mid-ocean ridges. </text:span><text:span text:style-name="T30">In</text:span><text:span text:style-name="T70"> Phipps Morgan, </text:span><text:span text:style-name="T71">J.,</text:span><text:span text:style-name="T70"> Blackman, </text:span><text:span text:style-name="T71">D. K., &amp; </text:span><text:span text:style-name="T70">Sinton, </text:span><text:span text:style-name="T71">J. M., </text:span><text:span text:style-name="T70">editors, Mantle flow and melt generation at mid-ocean ridges, </text:span><text:span text:style-name="T30">Geophysical Monograph</text:span><text:span text:style-name="T70"> </text:span><text:span text:style-name="T93">71</text:span><text:span text:style-name="T70">, 327-352. American Geophysical Union </text:span><text:span text:style-name="T71">(</text:span><text:span text:style-name="T70">1992</text:span><text:span text:style-name="T71">)</text:span></text:p>
      <text:p text:style-name="P35">[<text:span text:style-name="T139">1</text:span>2] <text:span text:style-name="T93">Sleep, N. H., <text:s/>&amp; Snell, N. S., Thermal contraction and flexure of mid-continent and Atlantic marginal basins. </text:span><text:span text:style-name="T23">Geophysical Journal of the Royal Astronomical Society</text:span><text:span text:style-name="T93">, </text:span><text:span text:style-name="T44">45</text:span><text:span text:style-name="T93">,</text:span><text:span text:style-name="T44"> </text:span><text:span text:style-name="T93">125-154 (1976)</text:span></text:p>
      <text:p text:style-name="P35"><text:soft-page-break/>[<text:span text:style-name="T139">1</text:span>3] <text:span text:style-name="T93">England, P., Houseman, G., &amp; Sonder, L., Length scales for continental deformation in convergent, divergent, and strike-slip environments: analytical and approximate solutions for a thin viscous sheet model. </text:span><text:span text:style-name="T23">Journal of Geophysical Research</text:span><text:span text:style-name="T93">, </text:span><text:span text:style-name="T44">90</text:span><text:span text:style-name="T93">,</text:span><text:span text:style-name="T44"> </text:span><text:span text:style-name="T93">3551-3557 (1985)</text:span></text:p>
      <text:p text:style-name="P37">[14] Silbeck, J. N., On the fluid dynamics of ridge crests. <text:span text:style-name="T17">In</text:span><text:span text:style-name="T80">: Notes on the 1975 Summer Study Program in Geophysical Fluid Dynamics at the Woods Hole Oceanographic Institution, </text:span><text:span text:style-name="T87">2</text:span><text:span text:style-name="T80">, 113-122</text:span> (1975)</text:p>
      <text:p text:style-name="P36">[<text:span text:style-name="T139">15</text:span>] <text:span text:style-name="T93">Ribe, N. M., The generation and composition of partial melts in the earth’s mantle. </text:span><text:span text:style-name="T23">Earth and Planetary Science Letters</text:span><text:span text:style-name="T93">, </text:span><text:span text:style-name="T44">73, </text:span><text:span text:style-name="T93">361-376 (1985)</text:span></text:p>
      <text:p text:style-name="P37">[16] <text:span text:style-name="T93">Shorttle, O., &amp; Maclennan, J., Compositional trends of Icelandic basalts: Implications for short–length scale lithological heterogeneity in mantle plumes. </text:span><text:span text:style-name="T26">Geochemistry Geophysics Geosystems</text:span><text:span text:style-name="T84">, </text:span><text:span text:style-name="T90">12</text:span><text:span text:style-name="T84">, Q11008, doi: 10.1029/2011GC003748 (2011)</text:span></text:p>
      <text:p text:style-name="P37"><text:span text:style-name="T84">[</text:span><text:span text:style-name="T80">17] Armitage, J.J., Collier, J.S., Minshull, T.A., &amp; Henstock, T.J., Thin oceanic crust and flood basalts: India-Seychelles breakup. </text:span><text:span text:style-name="T17">Geochemistry Geophysics Geosystems</text:span><text:span text:style-name="T80">, </text:span><text:span text:style-name="T87">12</text:span><text:span text:style-name="T80">, Q0AB07, doi: 10.1029/2010GC003316 (2011)</text:span></text:p>
      <text:p text:style-name="P37"><text:span text:style-name="T80">[18] Wasylenki, L. E., Baker, M. B., Kent, A. J., &amp; Stolper, E. M., Near-solidus melting of the shallow upper mantle: partial melting experiments on depleted peridotite. </text:span><text:span text:style-name="T17">Journal of Petrology</text:span><text:span text:style-name="T80">, </text:span><text:span text:style-name="T87">44</text:span><text:span text:style-name="T80">, 1163-1191, (2003)</text:span></text:p>
      <text:p text:style-name="P36">[<text:span text:style-name="T139">19</text:span>] <text:span text:style-name="T93">Katz, R. F., Spiegelman, M., &amp; Langmuir, C. H., A new parameterization of hydrous mantle melting. </text:span><text:span text:style-name="T23">Geochemistry Geophysics Geosystems</text:span><text:span text:style-name="T93">, </text:span><text:span text:style-name="T44">4</text:span><text:span text:style-name="T93">,</text:span><text:span text:style-name="T44"> </text:span><text:span text:style-name="T93">1073, doi: 10.1029/2002GC000433 (2003)</text:span></text:p>
      <text:p text:style-name="P35">[<text:span text:style-name="T153">20</text:span>] <text:span text:style-name="T74">Spiegelman, M., Geochemical consequences of melt transport in 2-D: The sensitivity of trace elements to mantle dynamics. </text:span><text:span text:style-name="T22">Earth and Planetary Science Letters</text:span><text:span text:style-name="T74">, </text:span><text:span text:style-name="T45">139</text:span><text:span text:style-name="T74">,</text:span><text:span text:style-name="T45"> </text:span><text:span text:style-name="T74">115-132 (1996)</text:span></text:p>
      <text:p text:style-name="P38">[<text:span text:style-name="T153">21</text:span>] McKenzie, <text:span text:style-name="T95">D., &amp; </text:span>O'Nions, <text:span text:style-name="T95">R. K., Partial melt distributions from inversions of rare Earth element concentrations. </text:span><text:span text:style-name="T24">Journal of Petrology</text:span><text:span text:style-name="T82">, </text:span><text:span text:style-name="T88">32</text:span><text:span text:style-name="T82">, 1021-1091 (1991)</text:span></text:p>
      <text:p text:style-name="P35">[<text:span text:style-name="T153">22</text:span>] <text:span text:style-name="T93">Gibson, S. A., and Geist, D., Geochemical and geophysical estimates of lithospheric thickness variation beneath the Galapagos. </text:span><text:span text:style-name="T23">Earth and Planetary Science Letters</text:span><text:span text:style-name="T93">, </text:span><text:span text:style-name="T44">300</text:span><text:span text:style-name="T93">,</text:span><text:span text:style-name="T44"> </text:span><text:span text:style-name="T93">275-286, doi: 10.1016/j.epsl.2010.10.002 (2010)</text:span></text:p>
      <text:p text:style-name="P35">[<text:span text:style-name="T153">23</text:span>] <text:span text:style-name="T93">Gurenko, A. A., &amp; Chaussidon, M., Enriched and depleted primitive melts included in olivine from Icelandic tholeiites: Origin by continuous melting of a single mantle column. </text:span><text:span text:style-name="T24">Geochimica et Cosmochimica Acta</text:span><text:span text:style-name="T82">, </text:span><text:span text:style-name="T88">59</text:span><text:span text:style-name="T82">, 2905-2917 (1995)</text:span></text:p>
      <text:p text:style-name="P39">[<text:span text:style-name="T139">24</text:span>] Rosenthal, <text:span text:style-name="T95">A., Hauri, E. H., &amp; Hirschmann, M. M., Experimental determination of C, F, and H partitioning between mantle minerals and carbonated basalt, CO</text:span><text:span text:style-name="T11">2</text:span><text:span text:style-name="T95">/Ba and CO</text:span><text:span text:style-name="T11">2</text:span><text:span text:style-name="T95">/Nb systematics of partial melting, and the CO</text:span><text:span text:style-name="T11">2</text:span><text:span text:style-name="T95"> contents of basaltic source regions. </text:span><text:span text:style-name="T25">Earth and Planetary Science Letters</text:span><text:span text:style-name="T83">, </text:span><text:span text:style-name="T89">412</text:span><text:span text:style-name="T83">, 77-87, doi: 10.1016/j.epsl.2014.11.044 (2014)</text:span> </text:p>
      <text:p text:style-name="P38">[<text:span text:style-name="T139">25</text:span>] <text:span text:style-name="T93">Crowley, J. W., Katz, R. F., Huybers, P., Langmuir, C. H., &amp; Park, S. H., Glacial cycles drive variations in the production of oceanic crust. </text:span><text:span text:style-name="T23">Science</text:span><text:span text:style-name="T93">, </text:span><text:span text:style-name="T44">347</text:span><text:span text:style-name="T93">, 1237-1240, doi: 10.1126/science.1261508 (2015)</text:span></text:p>
      <text:p text:style-name="P38">[<text:span text:style-name="T139">26</text:span>] <text:span text:style-name="T75">Humphreys, W. C., and Hammond, E. D., Upper mantle seismic wave velocity: Effects of realistic partial melt geometries. </text:span><text:span text:style-name="T26">Journal of Geophysical Research</text:span><text:span text:style-name="T84">, </text:span><text:span text:style-name="T90">105</text:span><text:span text:style-name="T84">, 10975-10986 (2000)</text:span></text:p>
      <text:p text:style-name="P38">[<text:span text:style-name="T139">27]</text:span> <text:span text:style-name="T75">Goes, S., Armitage, J., Harmon, N., Smith, H., Huismans, R., Low seismic velocities below mid-ocean ridges: Attenuation versus melt retention. </text:span><text:span text:style-name="T26">Journal of Geophysical Research</text:span><text:span text:style-name="T84">, </text:span><text:span text:style-name="T90">117</text:span><text:span text:style-name="T84">, B12403, doi: 10.1029/2012JB009637 (2012)</text:span></text:p>
      <text:p text:style-name="P38">[<text:span text:style-name="T139">28</text:span>] <text:span text:style-name="T75">Harmon, N., &amp; Rychert, C.A., Joint inversion of teleseismic and ambient noise Rayleigh waves for phase velocity maps, an application to Iceland. </text:span><text:span text:style-name="T27">Journal of Geophysical Research: Solid Earth</text:span><text:span text:style-name="T85">, </text:span><text:span text:style-name="T91">121</text:span><text:span text:style-name="T85">, 5966-5987, doi: 10.1002/2016JB012934 (2016)</text:span></text:p>
      <text:p text:style-name="P38">[<text:span text:style-name="T139">29</text:span>] Burley, <text:span text:style-name="T96">J. M. A., &amp; Katz, R. F., Variations in mid-ocean ridge CO2 emissions driven by glacial cycles. </text:span><text:span text:style-name="T27">Earth and Planetary Science Letters</text:span><text:span text:style-name="T85">, </text:span><text:span text:style-name="T91">426</text:span><text:span text:style-name="T85">, 246-258, doi: 10.1016/j.epsl.2015.06.031 (2015)</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1:11:41.113273166</meta:creation-date>
    <dc:date>2018-09-06T10:39:12.703953103</dc:date>
    <meta:editing-duration>PT14H14M30S</meta:editing-duration>
    <meta:editing-cycles>30</meta:editing-cycles>
    <meta:generator>LibreOffice/4.2.8.2$Linux_X86_64 LibreOffice_project/420m0$Build-2</meta:generator>
    <meta:document-statistic meta:table-count="0" meta:image-count="0" meta:object-count="29" meta:page-count="8" meta:paragraph-count="112" meta:word-count="4159" meta:character-count="25592" meta:non-whitespace-character-count="21503"/>
  </office:meta>
</office:document-meta>
</file>

<file path=Object 1/content.xml><?xml version="1.0" encoding="utf-8"?>
<math xmlns="http://www.w3.org/1998/Math/MathML" display="block">
  <semantics>
    <mrow>
      <mrow>
        <mover accent="true">
          <mi>v</mi>
          <mo stretchy="false">¯</mo>
        </mover>
        <mo stretchy="false">=</mo>
        <mrow>
          <mo fence="true" stretchy="false">(</mo>
          <mrow>
            <mrow>
              <mn>1</mn>
              <mo stretchy="false">−</mo>
              <mi mathvariant="normal">ϕ</mi>
            </mrow>
          </mrow>
          <mo fence="true" stretchy="false">)</mo>
        </mrow>
      </mrow>
      <mrow>
        <msub>
          <mi>v</mi>
          <mi>s</mi>
        </msub>
        <mo stretchy="false">+</mo>
        <mi mathvariant="normal">ϕ</mi>
      </mrow>
      <msub>
        <mi>v</mi>
        <mi>l</mi>
      </msub>
      <mi>,</mi>
    </mrow>
    <annotation encoding="StarMath 5.0">bar{ v } = ( 1 - %phi ) v_{ s } + %phi v_{ l },</annotation>
  </semantics>
</math>
</file>

<file path=Object 10/content.xml><?xml version="1.0" encoding="utf-8"?>
<math xmlns="http://www.w3.org/1998/Math/MathML" display="block">
  <semantics>
    <mrow>
      <mi mathvariant="normal">ϕ</mi>
      <mrow>
        <mrow>
          <mo fence="true" stretchy="false">(</mo>
          <mrow>
            <mrow>
              <msub>
                <mi>v</mi>
                <mi>l</mi>
              </msub>
              <mo stretchy="false">−</mo>
              <msub>
                <mi>v</mi>
                <mi>s</mi>
              </msub>
            </mrow>
          </mrow>
          <mo fence="true" stretchy="false">)</mo>
        </mrow>
        <mo stretchy="false">=</mo>
        <mfrac>
          <mrow>
            <msub>
              <mi>k</mi>
              <mn>0</mn>
            </msub>
            <msup>
              <mi mathvariant="normal">ϕ</mi>
              <mi>n</mi>
            </msup>
          </mrow>
          <msub>
            <mi mathvariant="normal">η</mi>
            <mi>l</mi>
          </msub>
        </mfrac>
      </mrow>
      <mi mathvariant="normal">Δ</mi>
      <mi mathvariant="normal">ρ</mi>
      <mi>g</mi>
    </mrow>
    <annotation encoding="StarMath 5.0">%phi ( v_{l} - v_{s} ) = { k_{0}%phi^n } over { %eta_{l} } %DELTA %rho g </annotation>
  </semantics>
</math>
</file>

<file path=Object 11/content.xml><?xml version="1.0" encoding="utf-8"?>
<math xmlns="http://www.w3.org/1998/Math/MathML" display="block">
  <semantics>
    <mrow>
      <mrow>
        <mrow>
          <msub>
            <mi>v</mi>
            <mi>l</mi>
          </msub>
          <mo stretchy="false">−</mo>
          <mover accent="true">
            <mi>v</mi>
            <mo stretchy="false">¯</mo>
          </mover>
        </mrow>
        <mo stretchy="false">=</mo>
        <mrow>
          <mo fence="true" stretchy="false">(</mo>
          <mrow>
            <mrow>
              <mn>1</mn>
              <mo stretchy="false">−</mo>
              <mi mathvariant="normal">ϕ</mi>
            </mrow>
          </mrow>
          <mo fence="true" stretchy="false">)</mo>
        </mrow>
      </mrow>
      <mfrac>
        <mrow>
          <msub>
            <mi>k</mi>
            <mn>0</mn>
          </msub>
          <mrow>
            <msup>
              <mi mathvariant="normal">ϕ</mi>
              <mi>n</mi>
            </msup>
            <mo stretchy="false">−</mo>
            <mn>1</mn>
          </mrow>
        </mrow>
        <msub>
          <mi mathvariant="normal">η</mi>
          <mi>l</mi>
        </msub>
      </mfrac>
      <mi mathvariant="normal">Δ</mi>
      <mi mathvariant="normal">ρ</mi>
      <mi>g</mi>
    </mrow>
    <annotation encoding="StarMath 5.0">v_{l} - bar{v} = (1-%phi){ k_{0}%phi^n-1 } over { %eta_{l} } %DELTA %rho g</annotation>
  </semantics>
</math>
</file>

<file path=Object 12/content.xml><?xml version="1.0" encoding="utf-8"?>
<math xmlns="http://www.w3.org/1998/Math/MathML" display="block">
  <semantics>
    <mrow>
      <mrow>
        <mfrac>
          <mrow>
            <mo stretchy="false">∂</mo>
            <mi mathvariant="normal">ϕ</mi>
          </mrow>
          <mrow>
            <mo stretchy="false">∂</mo>
            <mi>t</mi>
          </mrow>
        </mfrac>
        <mo stretchy="false">+</mo>
        <mover accent="true">
          <mi>v</mi>
          <mo stretchy="false">¯</mo>
        </mover>
      </mrow>
      <mrow>
        <mfrac>
          <mrow>
            <mo stretchy="false">∂</mo>
            <mi mathvariant="normal">ϕ</mi>
          </mrow>
          <mrow>
            <mo stretchy="false">∂</mo>
            <mi>z</mi>
          </mrow>
        </mfrac>
        <mo stretchy="false">+</mo>
        <mfrac>
          <mrow>
            <mn>3</mn>
            <msub>
              <mi>k</mi>
              <mn>0</mn>
            </msub>
            <mi mathvariant="normal">Δ</mi>
            <mi mathvariant="normal">ρ</mi>
          </mrow>
          <msub>
            <mi mathvariant="normal">η</mi>
            <mi>l</mi>
          </msub>
        </mfrac>
      </mrow>
      <msup>
        <mi mathvariant="normal">ϕ</mi>
        <mn>2</mn>
      </msup>
      <mrow>
        <mo fence="true" stretchy="true">(</mo>
        <mrow>
          <mrow>
            <mrow>
              <mn>1</mn>
              <mo stretchy="false">−</mo>
              <mfrac>
                <mn>4</mn>
                <mn>3</mn>
              </mfrac>
            </mrow>
            <mi mathvariant="normal">ϕ</mi>
          </mrow>
        </mrow>
        <mo fence="true" stretchy="true">)</mo>
      </mrow>
      <mrow>
        <mfrac>
          <mrow>
            <mo stretchy="false">∂</mo>
            <mi mathvariant="normal">ϕ</mi>
          </mrow>
          <mrow>
            <mo stretchy="false">∂</mo>
            <mi>z</mi>
          </mrow>
        </mfrac>
        <mo stretchy="false">=</mo>
        <mi>m</mi>
      </mrow>
      <mi>.</mi>
    </mrow>
    <annotation encoding="StarMath 5.0">{ partial %phi } over { partial t } + bar{ v} { partial %phi } over { partial z } + { 3 k_{0} %DELTA %rho } over { %eta_{l} } %phi^2 left( 1 - {4}over{3}%phi right) { partial %phi } over { partial z } = m.</annotation>
  </semantics>
</math>
</file>

<file path=Object 13/content.xml><?xml version="1.0" encoding="utf-8"?>
<math xmlns="http://www.w3.org/1998/Math/MathML" display="block">
  <semantics>
    <mrow>
      <mo stretchy="false">∂</mo>
      <mrow>
        <mover accent="true">
          <mi>v</mi>
          <mo stretchy="false">¯</mo>
        </mover>
        <mo stretchy="false">/</mo>
        <mo stretchy="false">∂</mo>
      </mrow>
      <mrow>
        <mi>z</mi>
        <mo stretchy="false">∼</mo>
        <mn>0</mn>
      </mrow>
    </mrow>
    <annotation encoding="StarMath 5.0">partial bar{ v }/partial z sim 0</annotation>
  </semantics>
</math>
</file>

<file path=Object 14/content.xml><?xml version="1.0" encoding="utf-8"?>
<math xmlns="http://www.w3.org/1998/Math/MathML" display="block">
  <semantics>
    <mrow>
      <mrow>
        <msub>
          <mi>T</mi>
          <mi mathvariant="italic">Sdry</mi>
        </msub>
        <mo stretchy="false">=</mo>
        <mrow>
          <msub>
            <mi>T</mi>
            <mrow>
              <mi>S</mi>
              <mn>0</mn>
            </mrow>
          </msub>
          <mo stretchy="false">+</mo>
          <mrow>
            <mrow>
              <mrow>
                <mfrac>
                  <mrow>
                    <mo stretchy="false">∂</mo>
                    <msub>
                      <mi>T</mi>
                      <mi>S</mi>
                    </msub>
                  </mrow>
                  <mrow>
                    <mo stretchy="false">∂</mo>
                    <mi>F</mi>
                  </mrow>
                </mfrac>
                <mo stretchy="false">|</mo>
                <msub>
                  <mrow/>
                  <mi>P</mi>
                </msub>
              </mrow>
            </mrow>
          </mrow>
        </mrow>
      </mrow>
      <mrow>
        <mi>F</mi>
        <mo stretchy="false">+</mo>
        <mrow>
          <mo fence="true" stretchy="true">(</mo>
          <mrow>
            <mrow>
              <mrow>
                <mrow>
                  <mrow>
                    <mfrac>
                      <mrow>
                        <mo stretchy="false">∂</mo>
                        <msub>
                          <mi>T</mi>
                          <mi>S</mi>
                        </msub>
                      </mrow>
                      <mrow>
                        <mo stretchy="false">∂</mo>
                        <mi>P</mi>
                      </mrow>
                    </mfrac>
                    <mo stretchy="false">|</mo>
                    <msub>
                      <mrow/>
                      <mi>F</mi>
                    </msub>
                  </mrow>
                </mrow>
              </mrow>
              <mo stretchy="false">+</mo>
              <mfrac>
                <mrow>
                  <mi mathvariant="normal">α</mi>
                  <mi>T</mi>
                </mrow>
                <mrow>
                  <mi mathvariant="normal">ρ</mi>
                  <msub>
                    <mi>C</mi>
                    <mi>p</mi>
                  </msub>
                </mrow>
              </mfrac>
            </mrow>
          </mrow>
          <mo fence="true" stretchy="true">)</mo>
        </mrow>
      </mrow>
      <mi>P</mi>
      <mi>,</mi>
    </mrow>
    <annotation encoding="StarMath 5.0">T_{ Sdry } = T_{ S0 } + left none { partial T_{S} } over { partial F } mline {}rsub{P} right none F + left( left none { partial T_{S} } over { partial P } mline {}rsub{F} right none + {%alpha T} over {%rho C_{p}} right)P,  </annotation>
  </semantics>
</math>
</file>

<file path=Object 15/content.xml><?xml version="1.0" encoding="utf-8"?>
<math xmlns="http://www.w3.org/1998/Math/MathML" display="block">
  <semantics>
    <mrow>
      <mrow>
        <mrow>
          <mrow>
            <mrow>
              <mo stretchy="false">∂</mo>
              <msub>
                <mi>T</mi>
                <mi>S</mi>
              </msub>
            </mrow>
            <mo stretchy="false">/</mo>
            <mrow>
              <mo stretchy="false">∂</mo>
              <mi>F</mi>
            </mrow>
          </mrow>
          <mo stretchy="false">|</mo>
          <msub>
            <mrow/>
            <mi>P</mi>
          </msub>
        </mrow>
      </mrow>
    </mrow>
    <annotation encoding="StarMath 5.0">left none { partial T_{S} } / { partial F } mline {}rsub{P} right none</annotation>
  </semantics>
</math>
</file>

<file path=Object 16/content.xml><?xml version="1.0" encoding="utf-8"?>
<math xmlns="http://www.w3.org/1998/Math/MathML" display="block">
  <semantics>
    <mrow>
      <mrow>
        <mrow>
          <mrow>
            <mrow>
              <mo stretchy="false">∂</mo>
              <msub>
                <mi>T</mi>
                <mi>S</mi>
              </msub>
            </mrow>
            <mo stretchy="false">/</mo>
            <mrow>
              <mo stretchy="false">∂</mo>
              <mi>P</mi>
            </mrow>
          </mrow>
          <mo stretchy="false">|</mo>
          <msub>
            <mrow/>
            <mi>F</mi>
          </msub>
        </mrow>
      </mrow>
    </mrow>
    <annotation encoding="StarMath 5.0">left none { partial T_{S} } / { partial P } mline {}rsub{F} right none</annotation>
  </semantics>
</math>
</file>

<file path=Object 17/content.xml><?xml version="1.0" encoding="utf-8"?>
<math xmlns="http://www.w3.org/1998/Math/MathML" display="block">
  <semantics>
    <mrow>
      <mrow>
        <msub>
          <mi>T</mi>
          <mi mathvariant="italic">Swet</mi>
        </msub>
        <mo stretchy="false">=</mo>
        <mrow>
          <msub>
            <mi>T</mi>
            <mi mathvariant="italic">Sdry</mi>
          </msub>
          <mo stretchy="false">+</mo>
          <mi>K</mi>
        </mrow>
      </mrow>
      <msup>
        <mrow>
          <mo fence="true" stretchy="true">(</mo>
          <mrow>
            <mrow>
              <msub>
                <mi>D</mi>
                <mrow>
                  <msub>
                    <mi>H</mi>
                    <mi>s</mi>
                  </msub>
                  <mi>O</mi>
                </mrow>
              </msub>
              <msub>
                <mi>C</mi>
                <mrow>
                  <msub>
                    <mi>H</mi>
                    <mn>2</mn>
                  </msub>
                  <mi>O</mi>
                </mrow>
              </msub>
            </mrow>
          </mrow>
          <mo fence="true" stretchy="true">)</mo>
        </mrow>
        <mi mathvariant="normal">γ</mi>
      </msup>
      <mi>,</mi>
    </mrow>
    <annotation encoding="StarMath 5.0">T_{ Swet } = T_{ Sdry } + K left( D_{H_{s}O}C_{H_{2}O} right)^{ %gamma },</annotation>
  </semantics>
</math>
</file>

<file path=Object 18/content.xml><?xml version="1.0" encoding="utf-8"?>
<math xmlns="http://www.w3.org/1998/Math/MathML" display="block">
  <semantics>
    <mrow>
      <mrow>
        <mi>m</mi>
        <mo stretchy="false">=</mo>
        <mfrac>
          <mrow>
            <mi mathvariant="normal">Δ</mi>
            <mi>T</mi>
          </mrow>
          <mrow>
            <mi>L</mi>
            <mo stretchy="false">+</mo>
            <mrow>
              <mrow>
                <mrow>
                  <mfrac>
                    <mrow>
                      <mo stretchy="false">∂</mo>
                      <msub>
                        <mi>T</mi>
                        <mi>S</mi>
                      </msub>
                    </mrow>
                    <mrow>
                      <mo stretchy="false">∂</mo>
                      <mi>F</mi>
                    </mrow>
                  </mfrac>
                  <mo stretchy="false">|</mo>
                  <msub>
                    <mrow/>
                    <mi>P</mi>
                  </msub>
                </mrow>
              </mrow>
            </mrow>
            <mo stretchy="false">+</mo>
            <mrow>
              <mrow>
                <mrow>
                  <mfrac>
                    <mrow>
                      <mo stretchy="false">∂</mo>
                      <msub>
                        <mi>T</mi>
                        <mi>S</mi>
                      </msub>
                    </mrow>
                    <mrow>
                      <mo stretchy="false">∂</mo>
                      <mi>F</mi>
                    </mrow>
                  </mfrac>
                  <mo stretchy="false">|</mo>
                  <msub>
                    <mrow/>
                    <mrow>
                      <msub>
                        <mi>H</mi>
                        <mn>2</mn>
                      </msub>
                      <mi>O</mi>
                    </mrow>
                  </msub>
                </mrow>
              </mrow>
            </mrow>
          </mrow>
        </mfrac>
      </mrow>
      <mi>,</mi>
    </mrow>
    <annotation encoding="StarMath 5.0">m = { %DELTA T } over { L + left none { partial T_{S} } over { partial F } mline {}rsub{P} right none + left none { partial T_{S} } over { partial F } mline {}rsub{H_{2}O} right none },</annotation>
  </semantics>
</math>
</file>

<file path=Object 19/content.xml><?xml version="1.0" encoding="utf-8"?>
<math xmlns="http://www.w3.org/1998/Math/MathML" display="block">
  <semantics>
    <mrow>
      <mrow>
        <mrow>
          <mrow>
            <mrow>
              <mo stretchy="false">∂</mo>
              <msub>
                <mi>T</mi>
                <mi>S</mi>
              </msub>
            </mrow>
            <mo stretchy="false">/</mo>
            <mrow>
              <mo stretchy="false">∂</mo>
              <mi>F</mi>
            </mrow>
          </mrow>
          <mo stretchy="false">|</mo>
          <msub>
            <mrow/>
            <mrow>
              <msub>
                <mi>H</mi>
                <mn>2</mn>
              </msub>
              <mi>O</mi>
            </mrow>
          </msub>
        </mrow>
      </mrow>
    </mrow>
    <annotation encoding="StarMath 5.0">left none { partial T_{S} } / { partial F } mline {}rsub{H_{2}O} right none</annotation>
  </semantics>
</math>
</file>

<file path=Object 2/content.xml><?xml version="1.0" encoding="utf-8"?>
<math xmlns="http://www.w3.org/1998/Math/MathML" display="block">
  <semantics>
    <mrow>
      <mi>N</mi>
      <mfrac>
        <msup>
          <mo stretchy="false">∂</mo>
          <mn>4</mn>
        </msup>
        <mrow>
          <mo stretchy="false">∂</mo>
          <msup>
            <mi>x</mi>
            <mn>4</mn>
          </msup>
        </mrow>
      </mfrac>
      <mrow>
        <mrow>
          <mo fence="true" stretchy="true">(</mo>
          <mrow>
            <mfrac>
              <mrow>
                <mo stretchy="false">∂</mo>
                <msub>
                  <mi>w</mi>
                  <mn>0</mn>
                </msub>
              </mrow>
              <mrow>
                <mo stretchy="false">∂</mo>
                <mi>t</mi>
              </mrow>
            </mfrac>
          </mrow>
          <mo fence="true" stretchy="true">)</mo>
        </mrow>
        <mo stretchy="false">=</mo>
        <mfrac>
          <msub>
            <mi>P</mi>
            <mi mathvariant="italic">ice</mi>
          </msub>
          <msub>
            <mi mathvariant="normal">τ</mi>
            <mi>e</mi>
          </msub>
        </mfrac>
      </mrow>
      <mi>,</mi>
    </mrow>
    <annotation encoding="StarMath 5.0">N {partial^4} over {partial x^4} left( {partial w_{0}} over {partial t} right) = {P_{ice}} over {%tau_{e}},</annotation>
  </semantics>
</math>
</file>

<file path=Object 20/content.xml><?xml version="1.0" encoding="utf-8"?>
<math xmlns="http://www.w3.org/1998/Math/MathML" display="block">
  <semantics>
    <mrow>
      <mrow>
        <mrow>
          <mrow>
            <mrow>
              <mfrac>
                <mrow>
                  <mo stretchy="false">∂</mo>
                  <msub>
                    <mi>T</mi>
                    <mi>S</mi>
                  </msub>
                </mrow>
                <mrow>
                  <mo stretchy="false">∂</mo>
                  <mi>F</mi>
                </mrow>
              </mfrac>
              <mo stretchy="false">|</mo>
              <msub>
                <mrow/>
                <mrow>
                  <msub>
                    <mi>H</mi>
                    <mn>2</mn>
                  </msub>
                  <mi>O</mi>
                </mrow>
              </msub>
            </mrow>
          </mrow>
        </mrow>
        <mo stretchy="false">=</mo>
        <mfrac>
          <mrow>
            <mo stretchy="false">∂</mo>
            <msub>
              <mi>T</mi>
              <mi>S</mi>
            </msub>
          </mrow>
          <mrow>
            <mo stretchy="false">∂</mo>
            <msub>
              <mi>C</mi>
              <mrow>
                <msub>
                  <mi>H</mi>
                  <mn>2</mn>
                </msub>
                <mi>O</mi>
              </mrow>
            </msub>
          </mrow>
        </mfrac>
      </mrow>
      <mfrac>
        <mrow>
          <mo stretchy="false">∂</mo>
          <msub>
            <mi>C</mi>
            <mrow>
              <msub>
                <mi>H</mi>
                <mn>2</mn>
              </msub>
              <mi>O</mi>
            </mrow>
          </msub>
        </mrow>
        <mrow>
          <mo stretchy="false">∂</mo>
          <mi>F</mi>
        </mrow>
      </mfrac>
      <mi>.</mi>
    </mrow>
    <annotation encoding="StarMath 5.0">left none { partial T_{S} } over { partial F } mline {}rsub{H_{2}O} right none = { partial T_{S} } over { partial C_{H_{2}O} } { partial C_{H_{2}O} } over { partial F }.</annotation>
  </semantics>
</math>
</file>

<file path=Object 21/content.xml><?xml version="1.0" encoding="utf-8"?>
<math xmlns="http://www.w3.org/1998/Math/MathML" display="block">
  <semantics>
    <mrow>
      <mrow>
        <mfrac>
          <mrow>
            <mo stretchy="false">∂</mo>
            <msub>
              <mi>C</mi>
              <mrow>
                <msub>
                  <mi>H</mi>
                  <mn>2</mn>
                </msub>
                <mi>O</mi>
              </mrow>
            </msub>
          </mrow>
          <mrow>
            <mo stretchy="false">∂</mo>
            <mi>F</mi>
          </mrow>
        </mfrac>
        <mo stretchy="false">=</mo>
        <mrow>
          <mo stretchy="false">−</mo>
          <msub>
            <mi>C</mi>
            <mrow>
              <msub>
                <mi>H</mi>
                <mn>2</mn>
              </msub>
              <mi>O</mi>
            </mrow>
          </msub>
        </mrow>
      </mrow>
      <mfrac>
        <mn>1</mn>
        <msub>
          <mi>D</mi>
          <mrow>
            <msub>
              <mi>H</mi>
              <mn>2</mn>
            </msub>
            <mi>O</mi>
          </mrow>
        </msub>
      </mfrac>
      <msup>
        <mrow>
          <mo fence="true" stretchy="true">(</mo>
          <mrow>
            <mrow>
              <mn>1</mn>
              <mo stretchy="false">−</mo>
              <mi>F</mi>
            </mrow>
          </mrow>
          <mo fence="true" stretchy="true">)</mo>
        </mrow>
        <mrow>
          <mfrac>
            <mn>1</mn>
            <msub>
              <mi>D</mi>
              <mrow>
                <msub>
                  <mi>H</mi>
                  <mn>2</mn>
                </msub>
                <mi>O</mi>
              </mrow>
            </msub>
          </mfrac>
          <mo stretchy="false">−</mo>
          <mn>2</mn>
        </mrow>
      </msup>
    </mrow>
    <annotation encoding="StarMath 5.0">{partial C_{H_{2}O}} over {partial F} = -C_{H_{2}O} {1} over {D_{H_{2}O}} left(1-F right)^{{1} over {D_{H_{2}O}} - 2}</annotation>
  </semantics>
</math>
</file>

<file path=Object 22/content.xml><?xml version="1.0" encoding="utf-8"?>
<math xmlns="http://www.w3.org/1998/Math/MathML" display="block">
  <semantics>
    <mrow>
      <mrow>
        <mfrac>
          <mrow>
            <mo stretchy="false">∂</mo>
            <msub>
              <mi>T</mi>
              <mi>S</mi>
            </msub>
          </mrow>
          <mrow>
            <mo stretchy="false">∂</mo>
            <msub>
              <mi>C</mi>
              <mrow>
                <msub>
                  <mi>H</mi>
                  <mn>2</mn>
                </msub>
                <mi>O</mi>
              </mrow>
            </msub>
          </mrow>
        </mfrac>
        <mo stretchy="false">=</mo>
        <mi mathvariant="normal">γ</mi>
      </mrow>
      <mi>K</mi>
      <msup>
        <mrow>
          <mo fence="true" stretchy="true">(</mo>
          <mrow>
            <mrow>
              <msub>
                <mi>D</mi>
                <mrow>
                  <msub>
                    <mi>H</mi>
                    <mn>2</mn>
                  </msub>
                  <mi>O</mi>
                </mrow>
              </msub>
              <msub>
                <mi>C</mi>
                <mrow>
                  <msub>
                    <mi>H</mi>
                    <mn>2</mn>
                  </msub>
                  <mi>O</mi>
                </mrow>
              </msub>
            </mrow>
          </mrow>
          <mo fence="true" stretchy="true">)</mo>
        </mrow>
        <mrow>
          <mi mathvariant="normal">γ</mi>
          <mo stretchy="false">−</mo>
          <mn>1</mn>
        </mrow>
      </msup>
      <mi>.</mi>
    </mrow>
    <annotation encoding="StarMath 5.0">{partial T_{S}} over {partial C_{H_{2}O}} = %gamma K left( D_{H_{2}O} C_{H_{2}O} right)^{%gamma-1}.</annotation>
  </semantics>
</math>
</file>

<file path=Object 23/content.xml><?xml version="1.0" encoding="utf-8"?>
<math xmlns="http://www.w3.org/1998/Math/MathML" display="block">
  <semantics>
    <mrow>
      <mrow>
        <mfrac>
          <mrow>
            <mo stretchy="false">∂</mo>
            <msub>
              <mi>C</mi>
              <mi>s</mi>
            </msub>
          </mrow>
          <mrow>
            <mo stretchy="false">∂</mo>
            <mi>t</mi>
          </mrow>
        </mfrac>
        <mo stretchy="false">+</mo>
        <msub>
          <mi>v</mi>
          <mi>s</mi>
        </msub>
      </mrow>
      <mrow>
        <mfrac>
          <mrow>
            <mo stretchy="false">∂</mo>
            <msub>
              <mi>C</mi>
              <mi>s</mi>
            </msub>
          </mrow>
          <mrow>
            <mo stretchy="false">∂</mo>
            <mi>z</mi>
          </mrow>
        </mfrac>
        <mo stretchy="false">=</mo>
        <mrow>
          <mo fence="true" stretchy="true">(</mo>
          <mrow>
            <mrow>
              <mfrac>
                <mn>1</mn>
                <mi>D</mi>
              </mfrac>
              <mo stretchy="false">−</mo>
              <mn>1</mn>
            </mrow>
          </mrow>
          <mo fence="true" stretchy="true">)</mo>
        </mrow>
      </mrow>
      <mfrac>
        <mrow>
          <msub>
            <mi>C</mi>
            <mi>s</mi>
          </msub>
          <mi>m</mi>
        </mrow>
        <mrow>
          <mn>1</mn>
          <mo stretchy="false">−</mo>
          <mi mathvariant="normal">ϕ</mi>
        </mrow>
      </mfrac>
      <mi>,</mi>
    </mrow>
    <annotation encoding="StarMath 5.0">{partial C_{s}} over {partial t} + v_{s} {partial C_{s}} over {partial z} = left( {1}over{D} - 1 right) {C_{s}m} over {1-%phi},</annotation>
  </semantics>
</math>
</file>

<file path=Object 24/content.xml><?xml version="1.0" encoding="utf-8"?>
<math xmlns="http://www.w3.org/1998/Math/MathML" display="block">
  <semantics>
    <mrow>
      <mrow>
        <mfrac>
          <mrow>
            <mo stretchy="false">∂</mo>
            <msub>
              <mi>C</mi>
              <mi>l</mi>
            </msub>
          </mrow>
          <mrow>
            <mo stretchy="false">∂</mo>
            <mi>t</mi>
          </mrow>
        </mfrac>
        <mo stretchy="false">+</mo>
        <msub>
          <mi>v</mi>
          <mi>l</mi>
        </msub>
      </mrow>
      <mrow>
        <mfrac>
          <mrow>
            <mo stretchy="false">∂</mo>
            <msub>
              <mi>C</mi>
              <mi>f</mi>
            </msub>
          </mrow>
          <mrow>
            <mo stretchy="false">∂</mo>
            <mi>z</mi>
          </mrow>
        </mfrac>
        <mo stretchy="false">=</mo>
        <mrow>
          <mo fence="true" stretchy="true">(</mo>
          <mrow>
            <mrow>
              <mfrac>
                <msub>
                  <mi>C</mi>
                  <mi>s</mi>
                </msub>
                <mi>D</mi>
              </mfrac>
              <mo stretchy="false">−</mo>
              <msub>
                <mi>C</mi>
                <mi>l</mi>
              </msub>
            </mrow>
          </mrow>
          <mo fence="true" stretchy="true">)</mo>
        </mrow>
      </mrow>
      <mfrac>
        <mi>m</mi>
        <mi mathvariant="normal">ϕ</mi>
      </mfrac>
      <mi>.</mi>
    </mrow>
    <annotation encoding="StarMath 5.0">{partial C_{l}} over {partial t} + v_{l} {partial C_{f}} over {partial z} = left( {C_{s}} over {D} - C_{l} right) {m} over {%phi}.</annotation>
  </semantics>
</math>
</file>

<file path=Object 25/content.xml><?xml version="1.0" encoding="utf-8"?>
<math xmlns="http://www.w3.org/1998/Math/MathML" display="block">
  <semantics>
    <mrow>
      <mi>L</mi>
      <mo stretchy="false">=</mo>
      <mrow>
        <mrow>
          <mi>T</mi>
          <mi mathvariant="normal">Δ</mi>
          <mi>S</mi>
        </mrow>
        <mo stretchy="false">/</mo>
        <msub>
          <mi>C</mi>
          <mi>p</mi>
        </msub>
      </mrow>
    </mrow>
    <annotation encoding="StarMath 5.0">L = {T %DELTA S} / { C_{p} }</annotation>
  </semantics>
</math>
</file>

<file path=Object 26/content.xml><?xml version="1.0" encoding="utf-8"?>
<math xmlns="http://www.w3.org/1998/Math/MathML" display="block">
  <semantics>
    <mrow>
      <mrow>
        <mi>D</mi>
        <mo stretchy="false">=</mo>
        <msub>
          <mi>f</mi>
          <mi mathvariant="italic">ol</mi>
        </msub>
      </mrow>
      <mrow>
        <msub>
          <mi>D</mi>
          <mrow>
            <mi mathvariant="italic">ol</mi>
            <mo stretchy="false">→</mo>
            <mi mathvariant="italic">melt</mi>
          </mrow>
        </msub>
        <mo stretchy="false">+</mo>
        <msub>
          <mi>f</mi>
          <mi mathvariant="italic">opx</mi>
        </msub>
      </mrow>
      <mrow>
        <msub>
          <mi>D</mi>
          <mrow>
            <mi mathvariant="italic">opx</mi>
            <mo stretchy="false">→</mo>
            <mi mathvariant="italic">melt</mi>
          </mrow>
        </msub>
        <mo stretchy="false">+</mo>
        <msub>
          <mi>f</mi>
          <mi mathvariant="italic">cpx</mi>
        </msub>
      </mrow>
      <mrow>
        <msub>
          <mi>D</mi>
          <mrow>
            <mi mathvariant="italic">cpx</mi>
            <mo stretchy="false">→</mo>
            <mi mathvariant="italic">melt</mi>
          </mrow>
        </msub>
        <mo stretchy="false">+</mo>
        <msub>
          <mi>f</mi>
          <mi>X</mi>
        </msub>
      </mrow>
      <msub>
        <mi>D</mi>
        <mrow>
          <mi>X</mi>
          <mo stretchy="false">→</mo>
          <mi mathvariant="italic">melt</mi>
        </mrow>
      </msub>
    </mrow>
    <annotation encoding="StarMath 5.0">D = f_{ol} D_{ol toward melt } + f_{opx} D_{opx toward melt } + f_{cpx} D_{cpx toward melt } + f_{X} D_{X toward melt }</annotation>
  </semantics>
</math>
</file>

<file path=Object 27/content.xml><?xml version="1.0" encoding="utf-8"?>
<math xmlns="http://www.w3.org/1998/Math/MathML" display="block">
  <semantics>
    <mrow>
      <mrow>
        <msub>
          <mi>v</mi>
          <mi mathvariant="italic">ind</mi>
        </msub>
        <mo stretchy="false">=</mo>
        <msub>
          <mi>a</mi>
          <mn>1</mn>
        </msub>
      </mrow>
      <mrow>
        <msub>
          <mi mathvariant="normal">δ</mi>
          <mi mathvariant="italic">NGRIP</mi>
        </msub>
        <mo stretchy="false">+</mo>
        <msub>
          <mi>a</mi>
          <mn>2</mn>
        </msub>
      </mrow>
      <mi mathvariant="normal">Δ</mi>
      <mrow>
        <msub>
          <mi mathvariant="normal">ζ</mi>
          <mi mathvariant="italic">esl</mi>
        </msub>
        <mo stretchy="false">+</mo>
        <mi>c</mi>
      </mrow>
    </mrow>
    <annotation encoding="StarMath 5.0">v_{ ind } = a_{ 1 } %delta_{ NGRIP } + a_{ 2 } %DELTA %zeta_{ esl } + c</annotation>
  </semantics>
</math>
</file>

<file path=Object 28/content.xml><?xml version="1.0" encoding="utf-8"?>
<math xmlns="http://www.w3.org/1998/Math/MathML" display="block">
  <semantics>
    <mrow>
      <mrow>
        <msub>
          <mi mathvariant="normal">Φ</mi>
          <msub>
            <mi mathvariant="italic">CO</mi>
            <mn>2</mn>
          </msub>
        </msub>
        <mo stretchy="false">=</mo>
        <mn>3.69</mn>
      </mrow>
      <msub>
        <mi>C</mi>
        <mi>C</mi>
      </msub>
      <mi>A</mi>
      <msub>
        <mi mathvariant="normal">ρ</mi>
        <mi>l</mi>
      </msub>
      <msub>
        <mi mathvariant="normal">ϕ</mi>
        <mi mathvariant="italic">surface</mi>
      </msub>
      <mrow>
        <mo fence="true" stretchy="false">(</mo>
        <mrow>
          <mrow>
            <msub>
              <mi>v</mi>
              <mi>l</mi>
            </msub>
            <mo stretchy="false">−</mo>
            <msub>
              <mi>v</mi>
              <mi>s</mi>
            </msub>
          </mrow>
        </mrow>
        <mo fence="true" stretchy="false">)</mo>
      </mrow>
    </mrow>
    <annotation encoding="StarMath 5.0">%PHI_{ CO_{2} } = 3.69 C_{C} A %rho_{ l } %phi_{surface} ( v_{l} - v_{s} )</annotation>
  </semantics>
</math>
</file>

<file path=Object 29/content.xml><?xml version="1.0" encoding="utf-8"?>
<math xmlns="http://www.w3.org/1998/Math/MathML" display="block">
  <semantics>
    <mrow>
      <mo stretchy="false">∂</mo>
      <mrow>
        <mi>w</mi>
        <mo stretchy="false">/</mo>
        <mo stretchy="false">∂</mo>
      </mrow>
      <mi>t</mi>
    </mrow>
    <annotation encoding="StarMath 5.0">Partial w/ Partial t</annotation>
  </semantics>
</math>
</file>

<file path=Object 3/content.xml><?xml version="1.0" encoding="utf-8"?>
<math xmlns="http://www.w3.org/1998/Math/MathML" display="block">
  <semantics>
    <mrow>
      <mrow>
        <mi>N</mi>
        <mo stretchy="false">=</mo>
        <mfrac>
          <msub>
            <mi mathvariant="italic">ET</mi>
            <mi>e</mi>
          </msub>
          <mrow>
            <mn>12</mn>
            <mrow>
              <mo fence="true" stretchy="false">(</mo>
              <mrow>
                <mrow>
                  <mn>1</mn>
                  <mo stretchy="false">−</mo>
                  <msup>
                    <mi mathvariant="normal">μ</mi>
                    <mn>2</mn>
                  </msup>
                </mrow>
              </mrow>
              <mo fence="true" stretchy="false">)</mo>
            </mrow>
          </mrow>
        </mfrac>
      </mrow>
      <mi>,</mi>
    </mrow>
    <annotation encoding="StarMath 5.0">N = { ET_{e} } over { 12(1 - %mu^2) },</annotation>
  </semantics>
</math>
</file>

<file path=Object 4/content.xml><?xml version="1.0" encoding="utf-8"?>
<math xmlns="http://www.w3.org/1998/Math/MathML" display="block">
  <semantics>
    <mrow>
      <mrow>
        <msub>
          <mi mathvariant="normal">τ</mi>
          <mi>e</mi>
        </msub>
        <mo stretchy="false">=</mo>
        <mfrac>
          <mrow>
            <mn>3</mn>
            <msub>
              <mi mathvariant="normal">η</mi>
              <mi>s</mi>
            </msub>
          </mrow>
          <mi>E</mi>
        </mfrac>
      </mrow>
      <mi>,</mi>
    </mrow>
    <annotation encoding="StarMath 5.0">%tau_{ e } = { 3%eta_{s} } over { E },</annotation>
  </semantics>
</math>
</file>

<file path=Object 5/content.xml><?xml version="1.0" encoding="utf-8"?>
<math xmlns="http://www.w3.org/1998/Math/MathML" display="block">
  <semantics>
    <mrow>
      <mrow>
        <mi>w</mi>
        <mo stretchy="false">=</mo>
        <msub>
          <mi>w</mi>
          <mn>0</mn>
        </msub>
      </mrow>
      <mi>exp</mi>
      <mrow>
        <mo fence="true" stretchy="true">(</mo>
        <mrow>
          <mrow>
            <mrow>
              <mo stretchy="false">−</mo>
              <msqrt>
                <mn>3</mn>
              </msqrt>
            </mrow>
            <mi mathvariant="normal">π</mi>
            <mfrac>
              <mi>z</mi>
              <mi mathvariant="normal">λ</mi>
            </mfrac>
          </mrow>
        </mrow>
        <mo fence="true" stretchy="true">)</mo>
      </mrow>
      <mi>.</mi>
    </mrow>
    <annotation encoding="StarMath 5.0">w = w_{ 0 } exp left( - sqrt{3}%pi {z} over {%lambda}  right).</annotation>
  </semantics>
</math>
</file>

<file path=Object 6/content.xml><?xml version="1.0" encoding="utf-8"?>
<math xmlns="http://www.w3.org/1998/Math/MathML" display="block">
  <semantics>
    <mrow>
      <mrow>
        <mover accent="true">
          <mi>v</mi>
          <mo stretchy="false">¯</mo>
        </mover>
        <mo stretchy="false">=</mo>
        <mrow>
          <mi>u</mi>
          <mo stretchy="false">+</mo>
          <mfrac>
            <mrow>
              <mo stretchy="false">∂</mo>
              <mi>w</mi>
            </mrow>
            <mrow>
              <mo stretchy="false">∂</mo>
              <mi>t</mi>
            </mrow>
          </mfrac>
        </mrow>
      </mrow>
      <mi>,</mi>
    </mrow>
    <annotation encoding="StarMath 5.0">bar{ v } = u + { partial w } over { partial t },</annotation>
  </semantics>
</math>
</file>

<file path=Object 7/content.xml><?xml version="1.0" encoding="utf-8"?>
<math xmlns="http://www.w3.org/1998/Math/MathML" display="block">
  <semantics>
    <mrow>
      <mrow>
        <mi mathvariant="italic">mL</mi>
        <mo stretchy="false">+</mo>
        <mfrac>
          <mrow>
            <mo stretchy="false">∂</mo>
            <mi>T</mi>
          </mrow>
          <mrow>
            <mo stretchy="false">∂</mo>
            <mi>t</mi>
          </mrow>
        </mfrac>
        <mo stretchy="false">+</mo>
        <mover accent="true">
          <mi>v</mi>
          <mo stretchy="false">¯</mo>
        </mover>
      </mrow>
      <mrow>
        <mfrac>
          <mrow>
            <mo stretchy="false">∂</mo>
            <mi>T</mi>
          </mrow>
          <mrow>
            <mo stretchy="false">∂</mo>
            <mi>z</mi>
          </mrow>
        </mfrac>
        <mo stretchy="false">−</mo>
        <mi mathvariant="normal">κ</mi>
      </mrow>
      <mrow>
        <mfrac>
          <mrow>
            <msup>
              <mo stretchy="false">∂</mo>
              <mn>2</mn>
            </msup>
            <mi>T</mi>
          </mrow>
          <mrow>
            <mo stretchy="false">∂</mo>
            <msup>
              <mi>z</mi>
              <mn>2</mn>
            </msup>
          </mrow>
        </mfrac>
        <mo stretchy="false">=</mo>
        <mn>0,</mn>
      </mrow>
    </mrow>
    <annotation encoding="StarMath 5.0">mL + { partial T} over { partial t } + bar{ v} { partial T } over { partial z } - %kappa  { partial^2 T } over { partial z^2 } = 0,</annotation>
  </semantics>
</math>
</file>

<file path=Object 8/content.xml><?xml version="1.0" encoding="utf-8"?>
<math xmlns="http://www.w3.org/1998/Math/MathML" display="block">
  <semantics>
    <mrow>
      <mrow>
        <mfrac>
          <mrow>
            <mo stretchy="false">∂</mo>
            <mi mathvariant="normal">ϕ</mi>
          </mrow>
          <mrow>
            <mo stretchy="false">∂</mo>
            <mi>t</mi>
          </mrow>
        </mfrac>
        <mo stretchy="false">+</mo>
        <mfrac>
          <mo stretchy="false">∂</mo>
          <mrow>
            <mo stretchy="false">∂</mo>
            <mi>z</mi>
          </mrow>
        </mfrac>
      </mrow>
      <mrow>
        <mrow>
          <mo fence="true" stretchy="false">(</mo>
          <mrow>
            <mrow>
              <mi mathvariant="normal">ϕ</mi>
              <msub>
                <mi>v</mi>
                <mi>l</mi>
              </msub>
            </mrow>
          </mrow>
          <mo fence="true" stretchy="false">)</mo>
        </mrow>
        <mo stretchy="false">=</mo>
        <mi>m</mi>
      </mrow>
      <mi>.</mi>
    </mrow>
    <annotation encoding="StarMath 5.0">{ partial %phi } over  { partial t } + { partial } over { partial z } ( %phi v_{l} ) = m.</annotation>
  </semantics>
</math>
</file>

<file path=Object 9/content.xml><?xml version="1.0" encoding="utf-8"?>
<math xmlns="http://www.w3.org/1998/Math/MathML" display="block">
  <semantics>
    <mrow>
      <mi mathvariant="normal">ϕ</mi>
      <mrow>
        <mrow>
          <mo fence="true" stretchy="false">(</mo>
          <mrow>
            <mrow>
              <msub>
                <mi>v</mi>
                <mi>l</mi>
              </msub>
              <mo stretchy="false">−</mo>
              <msub>
                <mi>v</mi>
                <mi>s</mi>
              </msub>
            </mrow>
          </mrow>
          <mo fence="true" stretchy="false">)</mo>
        </mrow>
        <mo stretchy="false">=</mo>
        <mfrac>
          <mrow>
            <msub>
              <mi>k</mi>
              <mn>0</mn>
            </msub>
            <msup>
              <mi mathvariant="normal">ϕ</mi>
              <mi>n</mi>
            </msup>
          </mrow>
          <msub>
            <mi mathvariant="normal">η</mi>
            <mi>l</mi>
          </msub>
        </mfrac>
      </mrow>
      <mrow>
        <mo fence="true" stretchy="true">(</mo>
        <mrow>
          <mrow>
            <mi mathvariant="normal">Δ</mi>
            <mi mathvariant="normal">ρ</mi>
            <mrow>
              <mi>g</mi>
              <mo stretchy="false">+</mo>
              <mfrac>
                <mrow>
                  <mo stretchy="false">∂</mo>
                  <mi>P</mi>
                </mrow>
                <mrow>
                  <mo stretchy="false">∂</mo>
                  <mi>z</mi>
                </mrow>
              </mfrac>
            </mrow>
          </mrow>
        </mrow>
        <mo fence="true" stretchy="true">)</mo>
      </mrow>
    </mrow>
    <annotation encoding="StarMath 5.0">%phi ( v_{l} - v_{s} ) = { k_{0}%phi^n } over { %eta_{l} } left (%DELTA %rho g + {partial P} over {partial z} right)</annotation>
  </semantics>
</math>
</file>